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3.914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663cm" svg:height="9.938cm" svg:x="12.129cm" svg:y="0.187cm">
            <draw:object draw:notify-on-update-of-ranges="Sheet1.B1:Sheet1.B1 Sheet1.B2:Sheet1.B82 Sheet1.C1:Sheet1.C1 Sheet1.C2:Sheet1.C82 Sheet1.B1:Sheet1.B1 Sheet1.B2:Sheet1.B82 Sheet1.D1:Sheet1.D1 Sheet1.D2:Sheet1.D82 Sheet1.B1:Sheet1.B1 Sheet1.B2:Sheet1.B82 Sheet1.E1:Sheet1.E1 Sheet1.E2:Sheet1.E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till measures</text:p>
          </table:table-cell>
          <table:table-cell office:value-type="float" office:value="0" calcext:value-type="float">
            <text:p>0</text:p>
          </table:table-cell>
          <table:table-cell office:value-type="float" office:value="-0.320611" calcext:value-type="float">
            <text:p>-0.320611</text:p>
          </table:table-cell>
          <table:table-cell office:value-type="float" office:value="0.045802" calcext:value-type="float">
            <text:p>0.045802</text:p>
          </table:table-cell>
          <table:table-cell office:value-type="float" office:value="0.091603" calcext:value-type="float">
            <text:p>0.091603</text:p>
          </table:table-cell>
          <table:table-cell table:number-columns-repeated="8"/>
          <table:table-cell table:formula="of:=SUM([.C2:.E2])" office:value-type="float" office:value="-0.183206" calcext:value-type="float">
            <text:p>-0.183206</text:p>
          </table:table-cell>
          <table:table-cell table:formula="of:=AVERAGE([.C2:.E2])" office:value-type="float" office:value="-0.0610686666666667" calcext:value-type="float">
            <text:p>-0.0610686666666667</text:p>
          </table:table-cell>
          <table:table-cell table:formula="of:=[.C2]*[.D2]*[.E2]" office:value-type="float" office:value="-0.00134515570589027" calcext:value-type="float">
            <text:p>-0.00134515570589027</text:p>
          </table:table-cell>
          <table:table-cell/>
          <table:table-cell office:value-type="string" calcext:value-type="string">
            <text:p>MAX</text:p>
          </table:table-cell>
          <table:table-cell table:formula="of:=MAX([.N2:.N42])" office:value-type="float" office:value="0.305344" calcext:value-type="float">
            <text:p>0.305344</text:p>
          </table:table-cell>
          <table:table-cell table:formula="of:=MAX([.O2:.O42])" office:value-type="float" office:value="0.101781333333333" calcext:value-type="float">
            <text:p>0.101781333333333</text:p>
          </table:table-cell>
          <table:table-cell table:formula="of:=MAX([.P2:.P42])" office:value-type="float" office:value="0.0120743696905563" calcext:value-type="float">
            <text:p>0.01207436969055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70229" calcext:value-type="float">
            <text:p>-0.70229</text:p>
          </table:table-cell>
          <table:table-cell office:value-type="float" office:value="-0.137405" calcext:value-type="float">
            <text:p>-0.137405</text:p>
          </table:table-cell>
          <table:table-cell office:value-type="float" office:value="-0.061069" calcext:value-type="float">
            <text:p>-0.061069</text:p>
          </table:table-cell>
          <table:table-cell table:number-columns-repeated="8"/>
          <table:table-cell table:formula="of:=SUM([.C3:.E3])" office:value-type="float" office:value="-0.900764" calcext:value-type="float">
            <text:p>-0.900764</text:p>
          </table:table-cell>
          <table:table-cell table:formula="of:=AVERAGE([.C3:.E3])" office:value-type="float" office:value="-0.300254666666667" calcext:value-type="float">
            <text:p>-0.300254666666667</text:p>
          </table:table-cell>
          <table:table-cell table:formula="of:=[.C3]*[.D3]*[.E3]" office:value-type="float" office:value="-0.00589304597731405" calcext:value-type="float">
            <text:p>-0.00589304597731405</text:p>
          </table:table-cell>
          <table:table-cell/>
          <table:table-cell office:value-type="string" calcext:value-type="string">
            <text:p>MIN</text:p>
          </table:table-cell>
          <table:table-cell table:formula="of:=MIN([.N2:.N42])" office:value-type="float" office:value="-1.954199" calcext:value-type="float">
            <text:p>-1.954199</text:p>
          </table:table-cell>
          <table:table-cell table:formula="of:=MIN([.O2:.O42])" office:value-type="float" office:value="-0.651399666666667" calcext:value-type="float">
            <text:p>-0.651399666666667</text:p>
          </table:table-cell>
          <table:table-cell table:formula="of:=MIN([.P2:.P42])" office:value-type="float" office:value="-0.265334668125112" calcext:value-type="float">
            <text:p>-0.2653346681251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137405" calcext:value-type="float">
            <text:p>-0.137405</text:p>
          </table:table-cell>
          <table:table-cell office:value-type="float" office:value="0.122137" calcext:value-type="float">
            <text:p>0.122137</text:p>
          </table:table-cell>
          <table:table-cell office:value-type="float" office:value="0.229008" calcext:value-type="float">
            <text:p>0.229008</text:p>
          </table:table-cell>
          <table:table-cell table:number-columns-repeated="8"/>
          <table:table-cell table:formula="of:=SUM([.C4:.E4])" office:value-type="float" office:value="0.21374" calcext:value-type="float">
            <text:p>0.21374</text:p>
          </table:table-cell>
          <table:table-cell table:formula="of:=AVERAGE([.C4:.E4])" office:value-type="float" office:value="0.0712466666666667" calcext:value-type="float">
            <text:p>0.0712466666666667</text:p>
          </table:table-cell>
          <table:table-cell table:formula="of:=[.C4]*[.D4]*[.E4]" office:value-type="float" office:value="-0.00384326595494088" calcext:value-type="float">
            <text:p>-0.00384326595494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320611" calcext:value-type="float">
            <text:p>-0.320611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091603" calcext:value-type="float">
            <text:p>0.091603</text:p>
          </table:table-cell>
          <table:table-cell table:number-columns-repeated="8"/>
          <table:table-cell table:formula="of:=SUM([.C5:.E5])" office:value-type="float" office:value="-0.259542" calcext:value-type="float">
            <text:p>-0.259542</text:p>
          </table:table-cell>
          <table:table-cell table:formula="of:=AVERAGE([.C5:.E5])" office:value-type="float" office:value="-0.086514" calcext:value-type="float">
            <text:p>-0.086514</text:p>
          </table:table-cell>
          <table:table-cell table:formula="of:=[.C5]*[.D5]*[.E5]" office:value-type="float" office:value="0.000896750891307222" calcext:value-type="float">
            <text:p>0.000896750891307222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396947" calcext:value-type="float">
            <text:p>-0.396947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91603" calcext:value-type="float">
            <text:p>0.091603</text:p>
          </table:table-cell>
          <table:table-cell table:number-columns-repeated="8"/>
          <table:table-cell table:formula="of:=SUM([.C6:.E6])" office:value-type="float" office:value="-0.290077" calcext:value-type="float">
            <text:p>-0.290077</text:p>
          </table:table-cell>
          <table:table-cell table:formula="of:=AVERAGE([.C6:.E6])" office:value-type="float" office:value="-0.0966923333333333" calcext:value-type="float">
            <text:p>-0.0966923333333333</text:p>
          </table:table-cell>
          <table:table-cell table:formula="of:=[.C6]*[.D6]*[.E6]" office:value-type="float" office:value="-0.000555131570737947" calcext:value-type="float">
            <text:p>-0.000555131570737947</text:p>
          </table:table-cell>
          <table:table-cell/>
          <table:table-cell office:value-type="string" calcext:value-type="string">
            <text:p>MAX</text:p>
          </table:table-cell>
          <table:table-cell table:formula="of:=MAX([.N43:.N82])" office:value-type="float" office:value="342.862599" calcext:value-type="float">
            <text:p>342.862599</text:p>
          </table:table-cell>
          <table:table-cell table:formula="of:=MAX([.O43:.O82])" office:value-type="float" office:value="114.287533" calcext:value-type="float">
            <text:p>114.287533</text:p>
          </table:table-cell>
          <table:table-cell table:formula="of:=MAX([.P43:.P82])" office:value-type="float" office:value="321211.630590216" calcext:value-type="float">
            <text:p>321211.6305902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152672" calcext:value-type="float">
            <text:p>-0.15267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7:.E7])" office:value-type="float" office:value="-0.061069" calcext:value-type="float">
            <text:p>-0.061069</text:p>
          </table:table-cell>
          <table:table-cell table:formula="of:=AVERAGE([.C7:.E7])" office:value-type="float" office:value="-0.0203563333333333" calcext:value-type="float">
            <text:p>-0.0203563333333333</text:p>
          </table:table-cell>
          <table:table-cell table:formula="of:=[.C7]*[.D7]*[.E7]" office:value-type="float" office:value="-0.000177927263614464" calcext:value-type="float">
            <text:p>-0.000177927263614464</text:p>
          </table:table-cell>
          <table:table-cell/>
          <table:table-cell office:value-type="string" calcext:value-type="string">
            <text:p>MIN</text:p>
          </table:table-cell>
          <table:table-cell table:formula="of:=MIN([.N43:.N82])" office:value-type="float" office:value="-372.732817" calcext:value-type="float">
            <text:p>-372.732817</text:p>
          </table:table-cell>
          <table:table-cell table:formula="of:=MIN([.O43:.O82])" office:value-type="float" office:value="-124.244272333333" calcext:value-type="float">
            <text:p>-124.244272333333</text:p>
          </table:table-cell>
          <table:table-cell table:formula="of:=MIN([.P43:.P82])" office:value-type="float" office:value="-1320622.81858326" calcext:value-type="float">
            <text:p>-1320622.818583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290076" calcext:value-type="float">
            <text:p>-0.290076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8:.E8])" office:value-type="float" office:value="-0.335877" calcext:value-type="float">
            <text:p>-0.335877</text:p>
          </table:table-cell>
          <table:table-cell table:formula="of:=AVERAGE([.C8:.E8])" office:value-type="float" office:value="-0.111959" calcext:value-type="float">
            <text:p>-0.111959</text:p>
          </table:table-cell>
          <table:table-cell table:formula="of:=[.C8]*[.D8]*[.E8]" office:value-type="float" office:value="0.00270450909148243" calcext:value-type="float">
            <text:p>0.002704509091482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274809" calcext:value-type="float">
            <text:p>0.274809</text:p>
          </table:table-cell>
          <table:table-cell table:number-columns-repeated="8"/>
          <table:table-cell table:formula="of:=SUM([.C9:.E9])" office:value-type="float" office:value="0.259542" calcext:value-type="float">
            <text:p>0.259542</text:p>
          </table:table-cell>
          <table:table-cell table:formula="of:=AVERAGE([.C9:.E9])" office:value-type="float" office:value="0.086514" calcext:value-type="float">
            <text:p>0.086514</text:p>
          </table:table-cell>
          <table:table-cell table:formula="of:=[.C9]*[.D9]*[.E9]" office:value-type="float" office:value="-0.000128105671897602" calcext:value-type="float">
            <text:p>-0.0001281056718976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-0.045802" calcext:value-type="float">
            <text:p>-0.045802</text:p>
          </table:table-cell>
          <table:table-cell office:value-type="float" office:value="0.137405" calcext:value-type="float">
            <text:p>0.137405</text:p>
          </table:table-cell>
          <table:table-cell table:number-columns-repeated="8"/>
          <table:table-cell table:formula="of:=SUM([.C10:.E10])" office:value-type="float" office:value="-0.183206" calcext:value-type="float">
            <text:p>-0.183206</text:p>
          </table:table-cell>
          <table:table-cell table:formula="of:=AVERAGE([.C10:.E10])" office:value-type="float" office:value="-0.0610686666666667" calcext:value-type="float">
            <text:p>-0.0610686666666667</text:p>
          </table:table-cell>
          <table:table-cell table:formula="of:=[.C10]*[.D10]*[.E10]" office:value-type="float" office:value="0.00172948950380229" calcext:value-type="float">
            <text:p>0.001729489503802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137405" calcext:value-type="float">
            <text:p>0.137405</text:p>
          </table:table-cell>
          <table:table-cell table:number-columns-repeated="8"/>
          <table:table-cell table:formula="of:=SUM([.C11:.E11])" office:value-type="float" office:value="-0.167938" calcext:value-type="float">
            <text:p>-0.167938</text:p>
          </table:table-cell>
          <table:table-cell table:formula="of:=AVERAGE([.C11:.E11])" office:value-type="float" office:value="-0.0559793333333333" calcext:value-type="float">
            <text:p>-0.0559793333333333</text:p>
          </table:table-cell>
          <table:table-cell table:formula="of:=[.C11]*[.D11]*[.E11]" office:value-type="float" office:value="0.00115296782911443" calcext:value-type="float">
            <text:p>0.001152967829114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0.320611" calcext:value-type="float">
            <text:p>-0.320611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12:.E12])" office:value-type="float" office:value="-0.503817" calcext:value-type="float">
            <text:p>-0.503817</text:p>
          </table:table-cell>
          <table:table-cell table:formula="of:=AVERAGE([.C12:.E12])" office:value-type="float" office:value="-0.167939" calcext:value-type="float">
            <text:p>-0.167939</text:p>
          </table:table-cell>
          <table:table-cell table:formula="of:=[.C12]*[.D12]*[.E12]" office:value-type="float" office:value="0.00635207277108643" calcext:value-type="float">
            <text:p>0.006352072771086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0.198473" calcext:value-type="float">
            <text:p>-0.198473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-0.015267" calcext:value-type="float">
            <text:p>-0.015267</text:p>
          </table:table-cell>
          <table:table-cell table:number-columns-repeated="8"/>
          <table:table-cell table:formula="of:=SUM([.C13:.E13])" office:value-type="float" office:value="-0.335877" calcext:value-type="float">
            <text:p>-0.335877</text:p>
          </table:table-cell>
          <table:table-cell table:formula="of:=AVERAGE([.C13:.E13])" office:value-type="float" office:value="-0.111959" calcext:value-type="float">
            <text:p>-0.111959</text:p>
          </table:table-cell>
          <table:table-cell table:formula="of:=[.C13]*[.D13]*[.E13]" office:value-type="float" office:value="-0.000370085771460867" calcext:value-type="float">
            <text:p>-0.000370085771460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0.396947" calcext:value-type="float">
            <text:p>-0.396947</text:p>
          </table:table-cell>
          <table:table-cell office:value-type="float" office:value="-0.015267" calcext:value-type="float">
            <text:p>-0.015267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14:.E14])" office:value-type="float" office:value="-0.335878" calcext:value-type="float">
            <text:p>-0.335878</text:p>
          </table:table-cell>
          <table:table-cell table:formula="of:=AVERAGE([.C14:.E14])" office:value-type="float" office:value="-0.111959333333333" calcext:value-type="float">
            <text:p>-0.111959333333333</text:p>
          </table:table-cell>
          <table:table-cell table:formula="of:=[.C14]*[.D14]*[.E14]" office:value-type="float" office:value="0.000462610652313264" calcext:value-type="float">
            <text:p>0.000462610652313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549618" calcext:value-type="float">
            <text:p>-0.549618</text:p>
          </table:table-cell>
          <table:table-cell office:value-type="float" office:value="-0.10687" calcext:value-type="float">
            <text:p>-0.10687</text:p>
          </table:table-cell>
          <table:table-cell office:value-type="float" office:value="-0.274809" calcext:value-type="float">
            <text:p>-0.274809</text:p>
          </table:table-cell>
          <table:table-cell table:number-columns-repeated="8"/>
          <table:table-cell table:formula="of:=SUM([.C15:.E15])" office:value-type="float" office:value="-0.931297" calcext:value-type="float">
            <text:p>-0.931297</text:p>
          </table:table-cell>
          <table:table-cell table:formula="of:=AVERAGE([.C15:.E15])" office:value-type="float" office:value="-0.310432333333333" calcext:value-type="float">
            <text:p>-0.310432333333333</text:p>
          </table:table-cell>
          <table:table-cell table:formula="of:=[.C15]*[.D15]*[.E15]" office:value-type="float" office:value="-0.0161416419104489" calcext:value-type="float">
            <text:p>-0.0161416419104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549618" calcext:value-type="float">
            <text:p>-0.549618</text:p>
          </table:table-cell>
          <table:table-cell office:value-type="float" office:value="-0.076336" calcext:value-type="float">
            <text:p>-0.076336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16:.E16])" office:value-type="float" office:value="-0.549618" calcext:value-type="float">
            <text:p>-0.549618</text:p>
          </table:table-cell>
          <table:table-cell table:formula="of:=AVERAGE([.C16:.E16])" office:value-type="float" office:value="-0.183206" calcext:value-type="float">
            <text:p>-0.183206</text:p>
          </table:table-cell>
          <table:table-cell table:formula="of:=[.C16]*[.D16]*[.E16]" office:value-type="float" office:value="0.00320272570816973" calcext:value-type="float">
            <text:p>0.003202725708169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21374" calcext:value-type="float">
            <text:p>-0.21374</text:p>
          </table:table-cell>
          <table:table-cell office:value-type="float" office:value="-0.061069" calcext:value-type="float">
            <text:p>-0.061069</text:p>
          </table:table-cell>
          <table:table-cell office:value-type="float" office:value="0.152672" calcext:value-type="float">
            <text:p>0.152672</text:p>
          </table:table-cell>
          <table:table-cell table:number-columns-repeated="8"/>
          <table:table-cell table:formula="of:=SUM([.C17:.E17])" office:value-type="float" office:value="-0.122137" calcext:value-type="float">
            <text:p>-0.122137</text:p>
          </table:table-cell>
          <table:table-cell table:formula="of:=AVERAGE([.C17:.E17])" office:value-type="float" office:value="-0.0407123333333333" calcext:value-type="float">
            <text:p>-0.0407123333333333</text:p>
          </table:table-cell>
          <table:table-cell table:formula="of:=[.C17]*[.D17]*[.E17]" office:value-type="float" office:value="0.00199281052589632" calcext:value-type="float">
            <text:p>0.00199281052589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351145" calcext:value-type="float">
            <text:p>-0.351145</text:p>
          </table:table-cell>
          <table:table-cell office:value-type="float" office:value="0.030534" calcext:value-type="float">
            <text:p>0.030534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18:.E18])" office:value-type="float" office:value="-0.244275" calcext:value-type="float">
            <text:p>-0.244275</text:p>
          </table:table-cell>
          <table:table-cell table:formula="of:=AVERAGE([.C18:.E18])" office:value-type="float" office:value="-0.081425" calcext:value-type="float">
            <text:p>-0.081425</text:p>
          </table:table-cell>
          <table:table-cell table:formula="of:=[.C18]*[.D18]*[.E18]" office:value-type="float" office:value="-0.00081846401412048" calcext:value-type="float">
            <text:p>-0.00081846401412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396947" calcext:value-type="float">
            <text:p>-0.396947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091603" calcext:value-type="float">
            <text:p>0.091603</text:p>
          </table:table-cell>
          <table:table-cell table:number-columns-repeated="8"/>
          <table:table-cell table:formula="of:=SUM([.C19:.E19])" office:value-type="float" office:value="-0.335878" calcext:value-type="float">
            <text:p>-0.335878</text:p>
          </table:table-cell>
          <table:table-cell table:formula="of:=AVERAGE([.C19:.E19])" office:value-type="float" office:value="-0.111959333333333" calcext:value-type="float">
            <text:p>-0.111959333333333</text:p>
          </table:table-cell>
          <table:table-cell table:formula="of:=[.C19]*[.D19]*[.E19]" office:value-type="float" office:value="0.00111026314147589" calcext:value-type="float">
            <text:p>0.00111026314147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274809" calcext:value-type="float">
            <text:p>-0.274809</text:p>
          </table:table-cell>
          <table:table-cell table:number-columns-repeated="2" office:value-type="float" office:value="0.030534" calcext:value-type="float">
            <text:p>0.030534</text:p>
          </table:table-cell>
          <table:table-cell table:number-columns-repeated="8"/>
          <table:table-cell table:formula="of:=SUM([.C20:.E20])" office:value-type="float" office:value="-0.213741" calcext:value-type="float">
            <text:p>-0.213741</text:p>
          </table:table-cell>
          <table:table-cell table:formula="of:=AVERAGE([.C20:.E20])" office:value-type="float" office:value="-0.071247" calcext:value-type="float">
            <text:p>-0.071247</text:p>
          </table:table-cell>
          <table:table-cell table:formula="of:=[.C20]*[.D20]*[.E20]" office:value-type="float" office:value="-0.000256211343795204" calcext:value-type="float">
            <text:p>-0.000256211343795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244275" calcext:value-type="float">
            <text:p>-0.244275</text:p>
          </table:table-cell>
          <table:table-cell office:value-type="float" office:value="-0.167939" calcext:value-type="float">
            <text:p>-0.167939</text:p>
          </table:table-cell>
          <table:table-cell office:value-type="float" office:value="0.030534" calcext:value-type="float">
            <text:p>0.030534</text:p>
          </table:table-cell>
          <table:table-cell table:number-columns-repeated="8"/>
          <table:table-cell table:formula="of:=SUM([.C21:.E21])" office:value-type="float" office:value="-0.38168" calcext:value-type="float">
            <text:p>-0.38168</text:p>
          </table:table-cell>
          <table:table-cell table:formula="of:=AVERAGE([.C21:.E21])" office:value-type="float" office:value="-0.127226666666667" calcext:value-type="float">
            <text:p>-0.127226666666667</text:p>
          </table:table-cell>
          <table:table-cell table:formula="of:=[.C21]*[.D21]*[.E21]" office:value-type="float" office:value="0.00125260541853615" calcext:value-type="float">
            <text:p>0.00125260541853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656489" calcext:value-type="float">
            <text:p>-0.656489</text:p>
          </table:table-cell>
          <table:table-cell office:value-type="float" office:value="-0.381679" calcext:value-type="float">
            <text:p>-0.381679</text:p>
          </table:table-cell>
          <table:table-cell office:value-type="float" office:value="-0.076336" calcext:value-type="float">
            <text:p>-0.076336</text:p>
          </table:table-cell>
          <table:table-cell table:number-columns-repeated="8"/>
          <table:table-cell table:formula="of:=SUM([.C22:.E22])" office:value-type="float" office:value="-1.114504" calcext:value-type="float">
            <text:p>-1.114504</text:p>
          </table:table-cell>
          <table:table-cell table:formula="of:=AVERAGE([.C22:.E22])" office:value-type="float" office:value="-0.371501333333333" calcext:value-type="float">
            <text:p>-0.371501333333333</text:p>
          </table:table-cell>
          <table:table-cell table:formula="of:=[.C22]*[.D22]*[.E22]" office:value-type="float" office:value="-0.0191273638122064" calcext:value-type="float">
            <text:p>-0.01912736381220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0.137405" calcext:value-type="float">
            <text:p>-0.137405</text:p>
          </table:table-cell>
          <table:table-cell office:value-type="float" office:value="0.122137" calcext:value-type="float">
            <text:p>0.122137</text:p>
          </table:table-cell>
          <table:table-cell office:value-type="float" office:value="0.10687" calcext:value-type="float">
            <text:p>0.10687</text:p>
          </table:table-cell>
          <table:table-cell table:number-columns-repeated="8"/>
          <table:table-cell table:formula="of:=SUM([.C23:.E23])" office:value-type="float" office:value="0.091602" calcext:value-type="float">
            <text:p>0.091602</text:p>
          </table:table-cell>
          <table:table-cell table:formula="of:=AVERAGE([.C23:.E23])" office:value-type="float" office:value="0.030534" calcext:value-type="float">
            <text:p>0.030534</text:p>
          </table:table-cell>
          <table:table-cell table:formula="of:=[.C23]*[.D23]*[.E23]" office:value-type="float" office:value="-0.00179351739941195" calcext:value-type="float">
            <text:p>-0.00179351739941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0.396947" calcext:value-type="float">
            <text:p>-0.396947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24:.E24])" office:value-type="float" office:value="-0.442748" calcext:value-type="float">
            <text:p>-0.442748</text:p>
          </table:table-cell>
          <table:table-cell table:formula="of:=AVERAGE([.C24:.E24])" office:value-type="float" office:value="-0.147582666666667" calcext:value-type="float">
            <text:p>-0.147582666666667</text:p>
          </table:table-cell>
          <table:table-cell table:formula="of:=[.C24]*[.D24]*[.E24]" office:value-type="float" office:value="0.0037009155198523" calcext:value-type="float">
            <text:p>0.00370091551985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0.061069" calcext:value-type="float">
            <text:p>-0.061069</text:p>
          </table:table-cell>
          <table:table-cell office:value-type="float" office:value="-0.244275" calcext:value-type="float">
            <text:p>-0.244275</text:p>
          </table:table-cell>
          <table:table-cell office:value-type="float" office:value="0.015267" calcext:value-type="float">
            <text:p>0.015267</text:p>
          </table:table-cell>
          <table:table-cell table:number-columns-repeated="8"/>
          <table:table-cell table:formula="of:=SUM([.C25:.E25])" office:value-type="float" office:value="-0.290077" calcext:value-type="float">
            <text:p>-0.290077</text:p>
          </table:table-cell>
          <table:table-cell table:formula="of:=AVERAGE([.C25:.E25])" office:value-type="float" office:value="-0.0966923333333333" calcext:value-type="float">
            <text:p>-0.0966923333333333</text:p>
          </table:table-cell>
          <table:table-cell table:formula="of:=[.C25]*[.D25]*[.E25]" office:value-type="float" office:value="0.000227747456828325" calcext:value-type="float">
            <text:p>0.000227747456828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0.320611" calcext:value-type="float">
            <text:p>-0.320611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122137" calcext:value-type="float">
            <text:p>0.122137</text:p>
          </table:table-cell>
          <table:table-cell table:number-columns-repeated="8"/>
          <table:table-cell table:formula="of:=SUM([.C26:.E26])" office:value-type="float" office:value="-0.229008" calcext:value-type="float">
            <text:p>-0.229008</text:p>
          </table:table-cell>
          <table:table-cell table:formula="of:=AVERAGE([.C26:.E26])" office:value-type="float" office:value="-0.076336" calcext:value-type="float">
            <text:p>-0.076336</text:p>
          </table:table-cell>
          <table:table-cell table:formula="of:=[.C26]*[.D26]*[.E26]" office:value-type="float" office:value="0.00119566459189754" calcext:value-type="float">
            <text:p>0.00119566459189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0.335878" calcext:value-type="float">
            <text:p>-0.335878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27:.E27])" office:value-type="float" office:value="-0.381679" calcext:value-type="float">
            <text:p>-0.381679</text:p>
          </table:table-cell>
          <table:table-cell table:formula="of:=AVERAGE([.C27:.E27])" office:value-type="float" office:value="-0.127226333333333" calcext:value-type="float">
            <text:p>-0.127226333333333</text:p>
          </table:table-cell>
          <table:table-cell table:formula="of:=[.C27]*[.D27]*[.E27]" office:value-type="float" office:value="0.0031315417498481" calcext:value-type="float">
            <text:p>0.00313154174984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0" calcext:value-type="float">
            <text:p>0</text:p>
          </table:table-cell>
          <table:table-cell office:value-type="float" office:value="0.061069" calcext:value-type="float">
            <text:p>0.061069</text:p>
          </table:table-cell>
          <table:table-cell table:number-columns-repeated="8"/>
          <table:table-cell table:formula="of:=SUM([.C28:.E28])" office:value-type="float" office:value="-0.21374" calcext:value-type="float">
            <text:p>-0.21374</text:p>
          </table:table-cell>
          <table:table-cell table:formula="of:=AVERAGE([.C28:.E28])" office:value-type="float" office:value="-0.0712466666666667" calcext:value-type="float">
            <text:p>-0.0712466666666667</text:p>
          </table:table-cell>
          <table:table-cell table:formula="of:=[.C28]*[.D28]*[.E28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0.519084" calcext:value-type="float">
            <text:p>-0.519084</text:p>
          </table:table-cell>
          <table:table-cell office:value-type="float" office:value="-0.778626" calcext:value-type="float">
            <text:p>-0.778626</text:p>
          </table:table-cell>
          <table:table-cell office:value-type="float" office:value="-0.656489" calcext:value-type="float">
            <text:p>-0.656489</text:p>
          </table:table-cell>
          <table:table-cell table:number-columns-repeated="8"/>
          <table:table-cell table:formula="of:=SUM([.C29:.E29])" office:value-type="float" office:value="-1.954199" calcext:value-type="float">
            <text:p>-1.954199</text:p>
          </table:table-cell>
          <table:table-cell table:formula="of:=AVERAGE([.C29:.E29])" office:value-type="float" office:value="-0.651399666666667" calcext:value-type="float">
            <text:p>-0.651399666666667</text:p>
          </table:table-cell>
          <table:table-cell table:formula="of:=[.C29]*[.D29]*[.E29]" office:value-type="float" office:value="-0.265334668125112" calcext:value-type="float">
            <text:p>-0.265334668125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-0.10687" calcext:value-type="float">
            <text:p>-0.10687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30:.E30])" office:value-type="float" office:value="-0.305343" calcext:value-type="float">
            <text:p>-0.305343</text:p>
          </table:table-cell>
          <table:table-cell table:formula="of:=AVERAGE([.C30:.E30])" office:value-type="float" office:value="-0.101781" calcext:value-type="float">
            <text:p>-0.101781</text:p>
          </table:table-cell>
          <table:table-cell table:formula="of:=[.C30]*[.D30]*[.E30]" office:value-type="float" office:value="0.00224189960459088" calcext:value-type="float">
            <text:p>0.00224189960459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0.381679" calcext:value-type="float">
            <text:p>-0.381679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-0.015267" calcext:value-type="float">
            <text:p>-0.015267</text:p>
          </table:table-cell>
          <table:table-cell table:number-columns-repeated="8"/>
          <table:table-cell table:formula="of:=SUM([.C31:.E31])" office:value-type="float" office:value="-0.519083" calcext:value-type="float">
            <text:p>-0.519083</text:p>
          </table:table-cell>
          <table:table-cell table:formula="of:=AVERAGE([.C31:.E31])" office:value-type="float" office:value="-0.173027666666667" calcext:value-type="float">
            <text:p>-0.173027666666667</text:p>
          </table:table-cell>
          <table:table-cell table:formula="of:=[.C31]*[.D31]*[.E31]" office:value-type="float" office:value="-0.000711703693527141" calcext:value-type="float">
            <text:p>-0.000711703693527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21374" calcext:value-type="float">
            <text:p>-0.21374</text:p>
          </table:table-cell>
          <table:table-cell office:value-type="float" office:value="-0.10687" calcext:value-type="float">
            <text:p>-0.10687</text:p>
          </table:table-cell>
          <table:table-cell office:value-type="float" office:value="-0.045802" calcext:value-type="float">
            <text:p>-0.045802</text:p>
          </table:table-cell>
          <table:table-cell table:number-columns-repeated="8"/>
          <table:table-cell table:formula="of:=SUM([.C32:.E32])" office:value-type="float" office:value="-0.366412" calcext:value-type="float">
            <text:p>-0.366412</text:p>
          </table:table-cell>
          <table:table-cell table:formula="of:=AVERAGE([.C32:.E32])" office:value-type="float" office:value="-0.122137333333333" calcext:value-type="float">
            <text:p>-0.122137333333333</text:p>
          </table:table-cell>
          <table:table-cell table:formula="of:=[.C32]*[.D32]*[.E32]" office:value-type="float" office:value="-0.0010462273208276" calcext:value-type="float">
            <text:p>-0.00104622732082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0.167939" calcext:value-type="float">
            <text:p>-0.167939</text:p>
          </table:table-cell>
          <table:table-cell office:value-type="float" office:value="-0.442748" calcext:value-type="float">
            <text:p>-0.442748</text:p>
          </table:table-cell>
          <table:table-cell office:value-type="float" office:value="0.152672" calcext:value-type="float">
            <text:p>0.152672</text:p>
          </table:table-cell>
          <table:table-cell table:number-columns-repeated="8"/>
          <table:table-cell table:formula="of:=SUM([.C33:.E33])" office:value-type="float" office:value="-0.458015" calcext:value-type="float">
            <text:p>-0.458015</text:p>
          </table:table-cell>
          <table:table-cell table:formula="of:=AVERAGE([.C33:.E33])" office:value-type="float" office:value="-0.152671666666667" calcext:value-type="float">
            <text:p>-0.152671666666667</text:p>
          </table:table-cell>
          <table:table-cell table:formula="of:=[.C33]*[.D33]*[.E33]" office:value-type="float" office:value="0.011351874097626" calcext:value-type="float">
            <text:p>0.0113518740976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396947" calcext:value-type="float">
            <text:p>-0.396947</text:p>
          </table:table-cell>
          <table:table-cell office:value-type="float" office:value="-0.076336" calcext:value-type="float">
            <text:p>-0.076336</text:p>
          </table:table-cell>
          <table:table-cell office:value-type="float" office:value="0.152672" calcext:value-type="float">
            <text:p>0.152672</text:p>
          </table:table-cell>
          <table:table-cell table:number-columns-repeated="8"/>
          <table:table-cell table:formula="of:=SUM([.C34:.E34])" office:value-type="float" office:value="-0.320611" calcext:value-type="float">
            <text:p>-0.320611</text:p>
          </table:table-cell>
          <table:table-cell table:formula="of:=AVERAGE([.C34:.E34])" office:value-type="float" office:value="-0.106870333333333" calcext:value-type="float">
            <text:p>-0.106870333333333</text:p>
          </table:table-cell>
          <table:table-cell table:formula="of:=[.C34]*[.D34]*[.E34]" office:value-type="float" office:value="0.00462616712582502" calcext:value-type="float">
            <text:p>0.00462616712582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0.946565" calcext:value-type="float">
            <text:p>-0.946565</text:p>
          </table:table-cell>
          <table:table-cell office:value-type="float" office:value="-0.045802" calcext:value-type="float">
            <text:p>-0.045802</text:p>
          </table:table-cell>
          <table:table-cell office:value-type="float" office:value="-0.076336" calcext:value-type="float">
            <text:p>-0.076336</text:p>
          </table:table-cell>
          <table:table-cell table:number-columns-repeated="8"/>
          <table:table-cell table:formula="of:=SUM([.C35:.E35])" office:value-type="float" office:value="-1.068703" calcext:value-type="float">
            <text:p>-1.068703</text:p>
          </table:table-cell>
          <table:table-cell table:formula="of:=AVERAGE([.C35:.E35])" office:value-type="float" office:value="-0.356234333333333" calcext:value-type="float">
            <text:p>-0.356234333333333</text:p>
          </table:table-cell>
          <table:table-cell table:formula="of:=[.C35]*[.D35]*[.E35]" office:value-type="float" office:value="-0.00330951446544368" calcext:value-type="float">
            <text:p>-0.0033095144654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335878" calcext:value-type="float">
            <text:p>-0.335878</text:p>
          </table:table-cell>
          <table:table-cell office:value-type="float" office:value="0.045802" calcext:value-type="float">
            <text:p>0.045802</text:p>
          </table:table-cell>
          <table:table-cell office:value-type="float" office:value="-0.21374" calcext:value-type="float">
            <text:p>-0.21374</text:p>
          </table:table-cell>
          <table:table-cell table:number-columns-repeated="8"/>
          <table:table-cell table:formula="of:=SUM([.C36:.E36])" office:value-type="float" office:value="-0.503816" calcext:value-type="float">
            <text:p>-0.503816</text:p>
          </table:table-cell>
          <table:table-cell table:formula="of:=AVERAGE([.C36:.E36])" office:value-type="float" office:value="-0.167938666666667" calcext:value-type="float">
            <text:p>-0.167938666666667</text:p>
          </table:table-cell>
          <table:table-cell table:formula="of:=[.C36]*[.D36]*[.E36]" office:value-type="float" office:value="0.00328815139950344" calcext:value-type="float">
            <text:p>0.00328815139950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381679" calcext:value-type="float">
            <text:p>-0.381679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0.122137" calcext:value-type="float">
            <text:p>0.122137</text:p>
          </table:table-cell>
          <table:table-cell table:number-columns-repeated="8"/>
          <table:table-cell table:formula="of:=SUM([.C37:.E37])" office:value-type="float" office:value="-0.381679" calcext:value-type="float">
            <text:p>-0.381679</text:p>
          </table:table-cell>
          <table:table-cell table:formula="of:=AVERAGE([.C37:.E37])" office:value-type="float" office:value="-0.127226333333333" calcext:value-type="float">
            <text:p>-0.127226333333333</text:p>
          </table:table-cell>
          <table:table-cell table:formula="of:=[.C37]*[.D37]*[.E37]" office:value-type="float" office:value="0.00569367616534515" calcext:value-type="float">
            <text:p>0.005693676165345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0.091603" calcext:value-type="float">
            <text:p>-0.091603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0.137405" calcext:value-type="float">
            <text:p>0.137405</text:p>
          </table:table-cell>
          <table:table-cell table:number-columns-repeated="8"/>
          <table:table-cell table:formula="of:=SUM([.C38:.E38])" office:value-type="float" office:value="0.305344" calcext:value-type="float">
            <text:p>0.305344</text:p>
          </table:table-cell>
          <table:table-cell table:formula="of:=AVERAGE([.C38:.E38])" office:value-type="float" office:value="0.101781333333333" calcext:value-type="float">
            <text:p>0.101781333333333</text:p>
          </table:table-cell>
          <table:table-cell table:formula="of:=[.C38]*[.D38]*[.E38]" office:value-type="float" office:value="-0.00326677994262153" calcext:value-type="float">
            <text:p>-0.00326677994262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229008" calcext:value-type="float">
            <text:p>-0.229008</text:p>
          </table:table-cell>
          <table:table-cell office:value-type="float" office:value="-0.122137" calcext:value-type="float">
            <text:p>-0.122137</text:p>
          </table:table-cell>
          <table:table-cell office:value-type="float" office:value="0.061069" calcext:value-type="float">
            <text:p>0.061069</text:p>
          </table:table-cell>
          <table:table-cell table:number-columns-repeated="8"/>
          <table:table-cell table:formula="of:=SUM([.C39:.E39])" office:value-type="float" office:value="-0.290076" calcext:value-type="float">
            <text:p>-0.290076</text:p>
          </table:table-cell>
          <table:table-cell table:formula="of:=AVERAGE([.C39:.E39])" office:value-type="float" office:value="-0.096692" calcext:value-type="float">
            <text:p>-0.096692</text:p>
          </table:table-cell>
          <table:table-cell table:formula="of:=[.C39]*[.D39]*[.E39]" office:value-type="float" office:value="0.00170812131001262" calcext:value-type="float">
            <text:p>0.00170812131001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0.59542" calcext:value-type="float">
            <text:p>-0.59542</text:p>
          </table:table-cell>
          <table:table-cell office:value-type="float" office:value="-0.442748" calcext:value-type="float">
            <text:p>-0.442748</text:p>
          </table:table-cell>
          <table:table-cell office:value-type="float" office:value="0.045802" calcext:value-type="float">
            <text:p>0.045802</text:p>
          </table:table-cell>
          <table:table-cell table:number-columns-repeated="8"/>
          <table:table-cell table:formula="of:=SUM([.C40:.E40])" office:value-type="float" office:value="-0.992366" calcext:value-type="float">
            <text:p>-0.992366</text:p>
          </table:table-cell>
          <table:table-cell table:formula="of:=AVERAGE([.C40:.E40])" office:value-type="float" office:value="-0.330788666666667" calcext:value-type="float">
            <text:p>-0.330788666666667</text:p>
          </table:table-cell>
          <table:table-cell table:formula="of:=[.C40]*[.D40]*[.E40]" office:value-type="float" office:value="0.0120743696905563" calcext:value-type="float">
            <text:p>0.0120743696905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0.076336" calcext:value-type="float">
            <text:p>-0.076336</text:p>
          </table:table-cell>
          <table:table-cell office:value-type="float" office:value="0.091603" calcext:value-type="float">
            <text:p>0.091603</text:p>
          </table:table-cell>
          <table:table-cell office:value-type="float" office:value="0.122137" calcext:value-type="float">
            <text:p>0.122137</text:p>
          </table:table-cell>
          <table:table-cell table:number-columns-repeated="8"/>
          <table:table-cell table:formula="of:=SUM([.C41:.E41])" office:value-type="float" office:value="0.137404" calcext:value-type="float">
            <text:p>0.137404</text:p>
          </table:table-cell>
          <table:table-cell table:formula="of:=AVERAGE([.C41:.E41])" office:value-type="float" office:value="0.0458013333333333" calcext:value-type="float">
            <text:p>0.0458013333333333</text:p>
          </table:table-cell>
          <table:table-cell table:formula="of:=[.C41]*[.D41]*[.E41]" office:value-type="float" office:value="-0.000854055993281296" calcext:value-type="float">
            <text:p>-0.0008540559932812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0.366412" calcext:value-type="float">
            <text:p>-0.366412</text:p>
          </table:table-cell>
          <table:table-cell office:value-type="float" office:value="-0.10687" calcext:value-type="float">
            <text:p>-0.10687</text:p>
          </table:table-cell>
          <table:table-cell office:value-type="float" office:value="0.091603" calcext:value-type="float">
            <text:p>0.091603</text:p>
          </table:table-cell>
          <table:table-cell table:number-columns-repeated="8"/>
          <table:table-cell table:formula="of:=SUM([.C42:.E42])" office:value-type="float" office:value="-0.381679" calcext:value-type="float">
            <text:p>-0.381679</text:p>
          </table:table-cell>
          <table:table-cell table:formula="of:=AVERAGE([.C42:.E42])" office:value-type="float" office:value="-0.127226333333333" calcext:value-type="float">
            <text:p>-0.127226333333333</text:p>
          </table:table-cell>
          <table:table-cell table:formula="of:=[.C42]*[.D42]*[.E42]" office:value-type="float" office:value="0.00358703153565532" calcext:value-type="float">
            <text:p>0.00358703153565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measures</text:p>
          </table:table-cell>
          <table:table-cell office:value-type="float" office:value="41" calcext:value-type="float">
            <text:p>41</text:p>
          </table:table-cell>
          <table:table-cell office:value-type="float" office:value="-17.969465" calcext:value-type="float">
            <text:p>-17.969465</text:p>
          </table:table-cell>
          <table:table-cell office:value-type="float" office:value="10.748092" calcext:value-type="float">
            <text:p>10.748092</text:p>
          </table:table-cell>
          <table:table-cell office:value-type="float" office:value="0.076336" calcext:value-type="float">
            <text:p>0.076336</text:p>
          </table:table-cell>
          <table:table-cell table:number-columns-repeated="8"/>
          <table:table-cell table:formula="of:=SUM([.C43:.E43])" office:value-type="float" office:value="-7.145037" calcext:value-type="float">
            <text:p>-7.145037</text:p>
          </table:table-cell>
          <table:table-cell table:formula="of:=AVERAGE([.C43:.E43])" office:value-type="float" office:value="-2.381679" calcext:value-type="float">
            <text:p>-2.381679</text:p>
          </table:table-cell>
          <table:table-cell table:formula="of:=[.C43]*[.D43]*[.E43]" office:value-type="float" office:value="-14.7433413763909" calcext:value-type="float">
            <text:p>-14.7433413763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.618321" calcext:value-type="float">
            <text:p>3.618321</text:p>
          </table:table-cell>
          <table:table-cell office:value-type="float" office:value="250.129776" calcext:value-type="float">
            <text:p>250.129776</text:p>
          </table:table-cell>
          <table:table-cell office:value-type="float" office:value="89.114502" calcext:value-type="float">
            <text:p>89.114502</text:p>
          </table:table-cell>
          <table:table-cell table:number-columns-repeated="8"/>
          <table:table-cell table:formula="of:=SUM([.C44:.E44])" office:value-type="float" office:value="342.862599" calcext:value-type="float">
            <text:p>342.862599</text:p>
          </table:table-cell>
          <table:table-cell table:formula="of:=AVERAGE([.C44:.E44])" office:value-type="float" office:value="114.287533" calcext:value-type="float">
            <text:p>114.287533</text:p>
          </table:table-cell>
          <table:table-cell table:formula="of:=[.C44]*[.D44]*[.E44]" office:value-type="float" office:value="80653.0641037526" calcext:value-type="float">
            <text:p>80653.0641037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3.938931" calcext:value-type="float">
            <text:p>23.938931</text:p>
          </table:table-cell>
          <table:table-cell office:value-type="float" office:value="24.732824" calcext:value-type="float">
            <text:p>24.732824</text:p>
          </table:table-cell>
          <table:table-cell office:value-type="float" office:value="10.80916" calcext:value-type="float">
            <text:p>10.80916</text:p>
          </table:table-cell>
          <table:table-cell table:number-columns-repeated="8"/>
          <table:table-cell table:formula="of:=SUM([.C45:.E45])" office:value-type="float" office:value="59.480915" calcext:value-type="float">
            <text:p>59.480915</text:p>
          </table:table-cell>
          <table:table-cell table:formula="of:=AVERAGE([.C45:.E45])" office:value-type="float" office:value="19.8269716666667" calcext:value-type="float">
            <text:p>19.8269716666667</text:p>
          </table:table-cell>
          <table:table-cell table:formula="of:=[.C45]*[.D45]*[.E45]" office:value-type="float" office:value="6399.85899413164" calcext:value-type="float">
            <text:p>6399.85899413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84.030533" calcext:value-type="float">
            <text:p>-84.030533</text:p>
          </table:table-cell>
          <table:table-cell office:value-type="float" office:value="116.671753" calcext:value-type="float">
            <text:p>116.671753</text:p>
          </table:table-cell>
          <table:table-cell office:value-type="float" office:value="-32.763359" calcext:value-type="float">
            <text:p>-32.763359</text:p>
          </table:table-cell>
          <table:table-cell table:number-columns-repeated="8"/>
          <table:table-cell table:formula="of:=SUM([.C46:.E46])" office:value-type="float" office:value="-0.122139000000011" calcext:value-type="float">
            <text:p>-0.122139000000011</text:p>
          </table:table-cell>
          <table:table-cell table:formula="of:=AVERAGE([.C46:.E46])" office:value-type="float" office:value="-0.0407130000000038" calcext:value-type="float">
            <text:p>-0.0407130000000038</text:p>
          </table:table-cell>
          <table:table-cell table:formula="of:=[.C46]*[.D46]*[.E46]" office:value-type="float" office:value="321211.630590216" calcext:value-type="float">
            <text:p>321211.630590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.38168" calcext:value-type="float">
            <text:p>32.38168</text:p>
          </table:table-cell>
          <table:table-cell office:value-type="float" office:value="-125.419846" calcext:value-type="float">
            <text:p>-125.419846</text:p>
          </table:table-cell>
          <table:table-cell office:value-type="float" office:value="-24.274809" calcext:value-type="float">
            <text:p>-24.274809</text:p>
          </table:table-cell>
          <table:table-cell table:number-columns-repeated="8"/>
          <table:table-cell table:formula="of:=SUM([.C47:.E47])" office:value-type="float" office:value="-117.312975" calcext:value-type="float">
            <text:p>-117.312975</text:p>
          </table:table-cell>
          <table:table-cell table:formula="of:=AVERAGE([.C47:.E47])" office:value-type="float" office:value="-39.104325" calcext:value-type="float">
            <text:p>-39.104325</text:p>
          </table:table-cell>
          <table:table-cell table:formula="of:=[.C47]*[.D47]*[.E47]" office:value-type="float" office:value="98587.4109050707" calcext:value-type="float">
            <text:p>98587.4109050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49.068703" calcext:value-type="float">
            <text:p>49.068703</text:p>
          </table:table-cell>
          <table:table-cell office:value-type="float" office:value="0.320611" calcext:value-type="float">
            <text:p>0.320611</text:p>
          </table:table-cell>
          <table:table-cell table:number-columns-repeated="8"/>
          <table:table-cell table:formula="of:=SUM([.C48:.E48])" office:value-type="float" office:value="45.67939" calcext:value-type="float">
            <text:p>45.67939</text:p>
          </table:table-cell>
          <table:table-cell table:formula="of:=AVERAGE([.C48:.E48])" office:value-type="float" office:value="15.2264633333333" calcext:value-type="float">
            <text:p>15.2264633333333</text:p>
          </table:table-cell>
          <table:table-cell table:formula="of:=[.C48]*[.D48]*[.E48]" office:value-type="float" office:value="-58.3643979988362" calcext:value-type="float">
            <text:p>-58.3643979988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2.96183" calcext:value-type="float">
            <text:p>72.96183</text:p>
          </table:table-cell>
          <table:table-cell office:value-type="float" office:value="-41.511452" calcext:value-type="float">
            <text:p>-41.511452</text:p>
          </table:table-cell>
          <table:table-cell office:value-type="float" office:value="65.572517" calcext:value-type="float">
            <text:p>65.572517</text:p>
          </table:table-cell>
          <table:table-cell table:number-columns-repeated="8"/>
          <table:table-cell table:formula="of:=SUM([.C49:.E49])" office:value-type="float" office:value="97.022895" calcext:value-type="float">
            <text:p>97.022895</text:p>
          </table:table-cell>
          <table:table-cell table:formula="of:=AVERAGE([.C49:.E49])" office:value-type="float" office:value="32.340965" calcext:value-type="float">
            <text:p>32.340965</text:p>
          </table:table-cell>
          <table:table-cell table:formula="of:=[.C49]*[.D49]*[.E49]" office:value-type="float" office:value="-198602.859476761" calcext:value-type="float">
            <text:p>-198602.859476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.862596" calcext:value-type="float">
            <text:p>7.862596</text:p>
          </table:table-cell>
          <table:table-cell office:value-type="float" office:value="-46.519085" calcext:value-type="float">
            <text:p>-46.519085</text:p>
          </table:table-cell>
          <table:table-cell office:value-type="float" office:value="-2.992366" calcext:value-type="float">
            <text:p>-2.992366</text:p>
          </table:table-cell>
          <table:table-cell table:number-columns-repeated="8"/>
          <table:table-cell table:formula="of:=SUM([.C50:.E50])" office:value-type="float" office:value="-41.648855" calcext:value-type="float">
            <text:p>-41.648855</text:p>
          </table:table-cell>
          <table:table-cell table:formula="of:=AVERAGE([.C50:.E50])" office:value-type="float" office:value="-13.8829516666667" calcext:value-type="float">
            <text:p>-13.8829516666667</text:p>
          </table:table-cell>
          <table:table-cell table:formula="of:=[.C50]*[.D50]*[.E50]" office:value-type="float" office:value="1094.49009720324" calcext:value-type="float">
            <text:p>1094.49009720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1.587786" calcext:value-type="float">
            <text:p>-1.587786</text:p>
          </table:table-cell>
          <table:table-cell office:value-type="float" office:value="-17.541985" calcext:value-type="float">
            <text:p>-17.541985</text:p>
          </table:table-cell>
          <table:table-cell office:value-type="float" office:value="-2.824427" calcext:value-type="float">
            <text:p>-2.824427</text:p>
          </table:table-cell>
          <table:table-cell table:number-columns-repeated="8"/>
          <table:table-cell table:formula="of:=SUM([.C51:.E51])" office:value-type="float" office:value="-21.954198" calcext:value-type="float">
            <text:p>-21.954198</text:p>
          </table:table-cell>
          <table:table-cell table:formula="of:=AVERAGE([.C51:.E51])" office:value-type="float" office:value="-7.318066" calcext:value-type="float">
            <text:p>-7.318066</text:p>
          </table:table-cell>
          <table:table-cell table:formula="of:=[.C51]*[.D51]*[.E51]" office:value-type="float" office:value="-78.6685341793424" calcext:value-type="float">
            <text:p>-78.6685341793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2.580154" calcext:value-type="float">
            <text:p>-52.580154</text:p>
          </table:table-cell>
          <table:table-cell office:value-type="float" office:value="60.076336" calcext:value-type="float">
            <text:p>60.076336</text:p>
          </table:table-cell>
          <table:table-cell office:value-type="float" office:value="21.908398" calcext:value-type="float">
            <text:p>21.908398</text:p>
          </table:table-cell>
          <table:table-cell table:number-columns-repeated="8"/>
          <table:table-cell table:formula="of:=SUM([.C52:.E52])" office:value-type="float" office:value="29.40458" calcext:value-type="float">
            <text:p>29.40458</text:p>
          </table:table-cell>
          <table:table-cell table:formula="of:=AVERAGE([.C52:.E52])" office:value-type="float" office:value="9.80152666666667" calcext:value-type="float">
            <text:p>9.80152666666667</text:p>
          </table:table-cell>
          <table:table-cell table:formula="of:=[.C52]*[.D52]*[.E52]" office:value-type="float" office:value="-69204.7514656653" calcext:value-type="float">
            <text:p>-69204.75146566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15.969465" calcext:value-type="float">
            <text:p>-15.969465</text:p>
          </table:table-cell>
          <table:table-cell office:value-type="float" office:value="50.167938" calcext:value-type="float">
            <text:p>50.167938</text:p>
          </table:table-cell>
          <table:table-cell office:value-type="float" office:value="14.351145" calcext:value-type="float">
            <text:p>14.351145</text:p>
          </table:table-cell>
          <table:table-cell table:number-columns-repeated="8"/>
          <table:table-cell table:formula="of:=SUM([.C53:.E53])" office:value-type="float" office:value="48.549618" calcext:value-type="float">
            <text:p>48.549618</text:p>
          </table:table-cell>
          <table:table-cell table:formula="of:=AVERAGE([.C53:.E53])" office:value-type="float" office:value="16.183206" calcext:value-type="float">
            <text:p>16.183206</text:p>
          </table:table-cell>
          <table:table-cell table:formula="of:=[.C53]*[.D53]*[.E53]" office:value-type="float" office:value="-11497.4934383129" calcext:value-type="float">
            <text:p>-11497.49343831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4.030533" calcext:value-type="float">
            <text:p>104.030533</text:p>
          </table:table-cell>
          <table:table-cell office:value-type="float" office:value="-93.114502" calcext:value-type="float">
            <text:p>-93.114502</text:p>
          </table:table-cell>
          <table:table-cell office:value-type="float" office:value="-22.061069" calcext:value-type="float">
            <text:p>-22.061069</text:p>
          </table:table-cell>
          <table:table-cell table:number-columns-repeated="8"/>
          <table:table-cell table:formula="of:=SUM([.C54:.E54])" office:value-type="float" office:value="-11.145038" calcext:value-type="float">
            <text:p>-11.145038</text:p>
          </table:table-cell>
          <table:table-cell table:formula="of:=AVERAGE([.C54:.E54])" office:value-type="float" office:value="-3.71501266666667" calcext:value-type="float">
            <text:p>-3.71501266666667</text:p>
          </table:table-cell>
          <table:table-cell table:formula="of:=[.C54]*[.D54]*[.E54]" office:value-type="float" office:value="213700.088221467" calcext:value-type="float">
            <text:p>213700.088221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17.633587" calcext:value-type="float">
            <text:p>-17.633587</text:p>
          </table:table-cell>
          <table:table-cell office:value-type="float" office:value="-8.396947" calcext:value-type="float">
            <text:p>-8.396947</text:p>
          </table:table-cell>
          <table:table-cell office:value-type="float" office:value="-2.656489" calcext:value-type="float">
            <text:p>-2.656489</text:p>
          </table:table-cell>
          <table:table-cell table:number-columns-repeated="8"/>
          <table:table-cell table:formula="of:=SUM([.C55:.E55])" office:value-type="float" office:value="-28.687023" calcext:value-type="float">
            <text:p>-28.687023</text:p>
          </table:table-cell>
          <table:table-cell table:formula="of:=AVERAGE([.C55:.E55])" office:value-type="float" office:value="-9.562341" calcext:value-type="float">
            <text:p>-9.562341</text:p>
          </table:table-cell>
          <table:table-cell table:formula="of:=[.C55]*[.D55]*[.E55]" office:value-type="float" office:value="-393.341798135289" calcext:value-type="float">
            <text:p>-393.341798135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4.931297" calcext:value-type="float">
            <text:p>24.931297</text:p>
          </table:table-cell>
          <table:table-cell office:value-type="float" office:value="12.167939" calcext:value-type="float">
            <text:p>12.167939</text:p>
          </table:table-cell>
          <table:table-cell office:value-type="float" office:value="-7.496183" calcext:value-type="float">
            <text:p>-7.496183</text:p>
          </table:table-cell>
          <table:table-cell table:number-columns-repeated="8"/>
          <table:table-cell table:formula="of:=SUM([.C56:.E56])" office:value-type="float" office:value="29.603053" calcext:value-type="float">
            <text:p>29.603053</text:p>
          </table:table-cell>
          <table:table-cell table:formula="of:=AVERAGE([.C56:.E56])" office:value-type="float" office:value="9.86768433333334" calcext:value-type="float">
            <text:p>9.86768433333334</text:p>
          </table:table-cell>
          <table:table-cell table:formula="of:=[.C56]*[.D56]*[.E56]" office:value-type="float" office:value="-2274.06082348497" calcext:value-type="float">
            <text:p>-2274.06082348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9.267176" calcext:value-type="float">
            <text:p>-9.267176</text:p>
          </table:table-cell>
          <table:table-cell office:value-type="float" office:value="-25.984734" calcext:value-type="float">
            <text:p>-25.984734</text:p>
          </table:table-cell>
          <table:table-cell office:value-type="float" office:value="-8.625955" calcext:value-type="float">
            <text:p>-8.625955</text:p>
          </table:table-cell>
          <table:table-cell table:number-columns-repeated="8"/>
          <table:table-cell table:formula="of:=SUM([.C57:.E57])" office:value-type="float" office:value="-43.877865" calcext:value-type="float">
            <text:p>-43.877865</text:p>
          </table:table-cell>
          <table:table-cell table:formula="of:=AVERAGE([.C57:.E57])" office:value-type="float" office:value="-14.625955" calcext:value-type="float">
            <text:p>-14.625955</text:p>
          </table:table-cell>
          <table:table-cell table:formula="of:=[.C57]*[.D57]*[.E57]" office:value-type="float" office:value="-2077.1739847601" calcext:value-type="float">
            <text:p>-2077.1739847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0.824428" calcext:value-type="float">
            <text:p>-10.824428</text:p>
          </table:table-cell>
          <table:table-cell office:value-type="float" office:value="34.65649" calcext:value-type="float">
            <text:p>34.65649</text:p>
          </table:table-cell>
          <table:table-cell office:value-type="float" office:value="11.709924" calcext:value-type="float">
            <text:p>11.709924</text:p>
          </table:table-cell>
          <table:table-cell table:number-columns-repeated="8"/>
          <table:table-cell table:formula="of:=SUM([.C58:.E58])" office:value-type="float" office:value="35.541986" calcext:value-type="float">
            <text:p>35.541986</text:p>
          </table:table-cell>
          <table:table-cell table:formula="of:=AVERAGE([.C58:.E58])" office:value-type="float" office:value="11.8473286666667" calcext:value-type="float">
            <text:p>11.8473286666667</text:p>
          </table:table-cell>
          <table:table-cell table:formula="of:=[.C58]*[.D58]*[.E58]" office:value-type="float" office:value="-4392.82202105096" calcext:value-type="float">
            <text:p>-4392.82202105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61832" calcext:value-type="float">
            <text:p>7.61832</text:p>
          </table:table-cell>
          <table:table-cell office:value-type="float" office:value="-31.038168" calcext:value-type="float">
            <text:p>-31.038168</text:p>
          </table:table-cell>
          <table:table-cell office:value-type="float" office:value="-4.076336" calcext:value-type="float">
            <text:p>-4.076336</text:p>
          </table:table-cell>
          <table:table-cell table:number-columns-repeated="8"/>
          <table:table-cell table:formula="of:=SUM([.C59:.E59])" office:value-type="float" office:value="-27.496184" calcext:value-type="float">
            <text:p>-27.496184</text:p>
          </table:table-cell>
          <table:table-cell table:formula="of:=AVERAGE([.C59:.E59])" office:value-type="float" office:value="-9.16539466666667" calcext:value-type="float">
            <text:p>-9.16539466666667</text:p>
          </table:table-cell>
          <table:table-cell table:formula="of:=[.C59]*[.D59]*[.E59]" office:value-type="float" office:value="963.885095171778" calcext:value-type="float">
            <text:p>963.885095171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4.229008" calcext:value-type="float">
            <text:p>-4.229008</text:p>
          </table:table-cell>
          <table:table-cell office:value-type="float" office:value="-11.816793" calcext:value-type="float">
            <text:p>-11.816793</text:p>
          </table:table-cell>
          <table:table-cell office:value-type="float" office:value="-1.053435" calcext:value-type="float">
            <text:p>-1.053435</text:p>
          </table:table-cell>
          <table:table-cell table:number-columns-repeated="8"/>
          <table:table-cell table:formula="of:=SUM([.C60:.E60])" office:value-type="float" office:value="-17.099236" calcext:value-type="float">
            <text:p>-17.099236</text:p>
          </table:table-cell>
          <table:table-cell table:formula="of:=AVERAGE([.C60:.E60])" office:value-type="float" office:value="-5.69974533333333" calcext:value-type="float">
            <text:p>-5.69974533333333</text:p>
          </table:table-cell>
          <table:table-cell table:formula="of:=[.C60]*[.D60]*[.E60]" office:value-type="float" office:value="-52.6436360650824" calcext:value-type="float">
            <text:p>-52.6436360650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1.709923" calcext:value-type="float">
            <text:p>81.709923</text:p>
          </table:table-cell>
          <table:table-cell office:value-type="float" office:value="48.763359" calcext:value-type="float">
            <text:p>48.763359</text:p>
          </table:table-cell>
          <table:table-cell office:value-type="float" office:value="-28.839695" calcext:value-type="float">
            <text:p>-28.839695</text:p>
          </table:table-cell>
          <table:table-cell table:number-columns-repeated="8"/>
          <table:table-cell table:formula="of:=SUM([.C61:.E61])" office:value-type="float" office:value="101.633587" calcext:value-type="float">
            <text:p>101.633587</text:p>
          </table:table-cell>
          <table:table-cell table:formula="of:=AVERAGE([.C61:.E61])" office:value-type="float" office:value="33.8778623333333" calcext:value-type="float">
            <text:p>33.8778623333333</text:p>
          </table:table-cell>
          <table:table-cell table:formula="of:=[.C61]*[.D61]*[.E61]" office:value-type="float" office:value="-114910.331657427" calcext:value-type="float">
            <text:p>-114910.331657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30.748091" calcext:value-type="float">
            <text:p>-30.748091</text:p>
          </table:table-cell>
          <table:table-cell office:value-type="float" office:value="13.343512" calcext:value-type="float">
            <text:p>13.343512</text:p>
          </table:table-cell>
          <table:table-cell office:value-type="float" office:value="15.664123" calcext:value-type="float">
            <text:p>15.664123</text:p>
          </table:table-cell>
          <table:table-cell table:number-columns-repeated="8"/>
          <table:table-cell table:formula="of:=SUM([.C62:.E62])" office:value-type="float" office:value="-1.740456" calcext:value-type="float">
            <text:p>-1.740456</text:p>
          </table:table-cell>
          <table:table-cell table:formula="of:=AVERAGE([.C62:.E62])" office:value-type="float" office:value="-0.580151999999999" calcext:value-type="float">
            <text:p>-0.580151999999999</text:p>
          </table:table-cell>
          <table:table-cell table:formula="of:=[.C62]*[.D62]*[.E62]" office:value-type="float" office:value="-6426.79419799943" calcext:value-type="float">
            <text:p>-6426.79419799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17.175573" calcext:value-type="float">
            <text:p>-17.175573</text:p>
          </table:table-cell>
          <table:table-cell office:value-type="float" office:value="34.290077" calcext:value-type="float">
            <text:p>34.290077</text:p>
          </table:table-cell>
          <table:table-cell office:value-type="float" office:value="0.70229" calcext:value-type="float">
            <text:p>0.70229</text:p>
          </table:table-cell>
          <table:table-cell table:number-columns-repeated="8"/>
          <table:table-cell table:formula="of:=SUM([.C63:.E63])" office:value-type="float" office:value="17.816794" calcext:value-type="float">
            <text:p>17.816794</text:p>
          </table:table-cell>
          <table:table-cell table:formula="of:=AVERAGE([.C63:.E63])" office:value-type="float" office:value="5.93893133333333" calcext:value-type="float">
            <text:p>5.93893133333333</text:p>
          </table:table-cell>
          <table:table-cell table:formula="of:=[.C63]*[.D63]*[.E63]" office:value-type="float" office:value="-413.614903922763" calcext:value-type="float">
            <text:p>-413.614903922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2.870232" calcext:value-type="float">
            <text:p>82.870232</text:p>
          </table:table-cell>
          <table:table-cell office:value-type="float" office:value="3.816794" calcext:value-type="float">
            <text:p>3.816794</text:p>
          </table:table-cell>
          <table:table-cell office:value-type="float" office:value="-9.984733" calcext:value-type="float">
            <text:p>-9.984733</text:p>
          </table:table-cell>
          <table:table-cell table:number-columns-repeated="8"/>
          <table:table-cell table:formula="of:=SUM([.C64:.E64])" office:value-type="float" office:value="76.702293" calcext:value-type="float">
            <text:p>76.702293</text:p>
          </table:table-cell>
          <table:table-cell table:formula="of:=AVERAGE([.C64:.E64])" office:value-type="float" office:value="25.567431" calcext:value-type="float">
            <text:p>25.567431</text:p>
          </table:table-cell>
          <table:table-cell table:formula="of:=[.C64]*[.D64]*[.E64]" office:value-type="float" office:value="-3158.1571119706" calcext:value-type="float">
            <text:p>-3158.15711197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6.305344" calcext:value-type="float">
            <text:p>-16.305344</text:p>
          </table:table-cell>
          <table:table-cell office:value-type="float" office:value="23.694656" calcext:value-type="float">
            <text:p>23.694656</text:p>
          </table:table-cell>
          <table:table-cell office:value-type="float" office:value="15.221375" calcext:value-type="float">
            <text:p>15.221375</text:p>
          </table:table-cell>
          <table:table-cell table:number-columns-repeated="8"/>
          <table:table-cell table:formula="of:=SUM([.C65:.E65])" office:value-type="float" office:value="22.610687" calcext:value-type="float">
            <text:p>22.610687</text:p>
          </table:table-cell>
          <table:table-cell table:formula="of:=AVERAGE([.C65:.E65])" office:value-type="float" office:value="7.53689566666667" calcext:value-type="float">
            <text:p>7.53689566666667</text:p>
          </table:table-cell>
          <table:table-cell table:formula="of:=[.C65]*[.D65]*[.E65]" office:value-type="float" office:value="-5880.77087996006" calcext:value-type="float">
            <text:p>-5880.77087996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1.78626" calcext:value-type="float">
            <text:p>1.78626</text:p>
          </table:table-cell>
          <table:table-cell office:value-type="float" office:value="-5.053435" calcext:value-type="float">
            <text:p>-5.053435</text:p>
          </table:table-cell>
          <table:table-cell table:number-columns-repeated="8"/>
          <table:table-cell table:formula="of:=SUM([.C66:.E66])" office:value-type="float" office:value="-4.625954" calcext:value-type="float">
            <text:p>-4.625954</text:p>
          </table:table-cell>
          <table:table-cell table:formula="of:=AVERAGE([.C66:.E66])" office:value-type="float" office:value="-1.54198466666667" calcext:value-type="float">
            <text:p>-1.54198466666667</text:p>
          </table:table-cell>
          <table:table-cell table:formula="of:=[.C66]*[.D66]*[.E66]" office:value-type="float" office:value="12.2653567119274" calcext:value-type="float">
            <text:p>12.2653567119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21.587786" calcext:value-type="float">
            <text:p>-21.587786</text:p>
          </table:table-cell>
          <table:table-cell office:value-type="float" office:value="25.603054" calcext:value-type="float">
            <text:p>25.603054</text:p>
          </table:table-cell>
          <table:table-cell office:value-type="float" office:value="6.38168" calcext:value-type="float">
            <text:p>6.38168</text:p>
          </table:table-cell>
          <table:table-cell table:number-columns-repeated="8"/>
          <table:table-cell table:formula="of:=SUM([.C67:.E67])" office:value-type="float" office:value="10.396948" calcext:value-type="float">
            <text:p>10.396948</text:p>
          </table:table-cell>
          <table:table-cell table:formula="of:=AVERAGE([.C67:.E67])" office:value-type="float" office:value="3.46564933333333" calcext:value-type="float">
            <text:p>3.46564933333333</text:p>
          </table:table-cell>
          <table:table-cell table:formula="of:=[.C67]*[.D67]*[.E67]" office:value-type="float" office:value="-3527.23909771725" calcext:value-type="float">
            <text:p>-3527.23909771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908397" calcext:value-type="float">
            <text:p>1.908397</text:p>
          </table:table-cell>
          <table:table-cell office:value-type="float" office:value="-4.992366" calcext:value-type="float">
            <text:p>-4.992366</text:p>
          </table:table-cell>
          <table:table-cell office:value-type="float" office:value="16.396946" calcext:value-type="float">
            <text:p>16.396946</text:p>
          </table:table-cell>
          <table:table-cell table:number-columns-repeated="8"/>
          <table:table-cell table:formula="of:=SUM([.C68:.E68])" office:value-type="float" office:value="13.312977" calcext:value-type="float">
            <text:p>13.312977</text:p>
          </table:table-cell>
          <table:table-cell table:formula="of:=AVERAGE([.C68:.E68])" office:value-type="float" office:value="4.437659" calcext:value-type="float">
            <text:p>4.437659</text:p>
          </table:table-cell>
          <table:table-cell table:formula="of:=[.C68]*[.D68]*[.E68]" office:value-type="float" office:value="-156.220530546381" calcext:value-type="float">
            <text:p>-156.220530546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10.732824" calcext:value-type="float">
            <text:p>-10.732824</text:p>
          </table:table-cell>
          <table:table-cell office:value-type="float" office:value="4.045802" calcext:value-type="float">
            <text:p>4.045802</text:p>
          </table:table-cell>
          <table:table-cell office:value-type="float" office:value="-7.877862" calcext:value-type="float">
            <text:p>-7.877862</text:p>
          </table:table-cell>
          <table:table-cell table:number-columns-repeated="8"/>
          <table:table-cell table:formula="of:=SUM([.C69:.E69])" office:value-type="float" office:value="-14.564884" calcext:value-type="float">
            <text:p>-14.564884</text:p>
          </table:table-cell>
          <table:table-cell table:formula="of:=AVERAGE([.C69:.E69])" office:value-type="float" office:value="-4.85496133333333" calcext:value-type="float">
            <text:p>-4.85496133333333</text:p>
          </table:table-cell>
          <table:table-cell table:formula="of:=[.C69]*[.D69]*[.E69]" office:value-type="float" office:value="342.079462623042" calcext:value-type="float">
            <text:p>342.079462623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.053434" calcext:value-type="float">
            <text:p>19.053434</text:p>
          </table:table-cell>
          <table:table-cell office:value-type="float" office:value="-45.251907" calcext:value-type="float">
            <text:p>-45.251907</text:p>
          </table:table-cell>
          <table:table-cell office:value-type="float" office:value="12.564885" calcext:value-type="float">
            <text:p>12.564885</text:p>
          </table:table-cell>
          <table:table-cell table:number-columns-repeated="8"/>
          <table:table-cell table:formula="of:=SUM([.C70:.E70])" office:value-type="float" office:value="-13.633588" calcext:value-type="float">
            <text:p>-13.633588</text:p>
          </table:table-cell>
          <table:table-cell table:formula="of:=AVERAGE([.C70:.E70])" office:value-type="float" office:value="-4.54452933333333" calcext:value-type="float">
            <text:p>-4.54452933333333</text:p>
          </table:table-cell>
          <table:table-cell table:formula="of:=[.C70]*[.D70]*[.E70]" office:value-type="float" office:value="-10833.4969135182" calcext:value-type="float">
            <text:p>-10833.4969135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1.740458" calcext:value-type="float">
            <text:p>-21.740458</text:p>
          </table:table-cell>
          <table:table-cell office:value-type="float" office:value="-45.282444" calcext:value-type="float">
            <text:p>-45.282444</text:p>
          </table:table-cell>
          <table:table-cell office:value-type="float" office:value="-26.305344" calcext:value-type="float">
            <text:p>-26.305344</text:p>
          </table:table-cell>
          <table:table-cell table:number-columns-repeated="8"/>
          <table:table-cell table:formula="of:=SUM([.C71:.E71])" office:value-type="float" office:value="-93.328246" calcext:value-type="float">
            <text:p>-93.328246</text:p>
          </table:table-cell>
          <table:table-cell table:formula="of:=AVERAGE([.C71:.E71])" office:value-type="float" office:value="-31.1094153333333" calcext:value-type="float">
            <text:p>-31.1094153333333</text:p>
          </table:table-cell>
          <table:table-cell table:formula="of:=[.C71]*[.D71]*[.E71]" office:value-type="float" office:value="-25896.5871514473" calcext:value-type="float">
            <text:p>-25896.58715144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5.587784" calcext:value-type="float">
            <text:p>85.587784</text:p>
          </table:table-cell>
          <table:table-cell office:value-type="float" office:value="-35.938931" calcext:value-type="float">
            <text:p>-35.938931</text:p>
          </table:table-cell>
          <table:table-cell office:value-type="float" office:value="40.870228" calcext:value-type="float">
            <text:p>40.870228</text:p>
          </table:table-cell>
          <table:table-cell table:number-columns-repeated="8"/>
          <table:table-cell table:formula="of:=SUM([.C72:.E72])" office:value-type="float" office:value="90.519081" calcext:value-type="float">
            <text:p>90.519081</text:p>
          </table:table-cell>
          <table:table-cell table:formula="of:=AVERAGE([.C72:.E72])" office:value-type="float" office:value="30.173027" calcext:value-type="float">
            <text:p>30.173027</text:p>
          </table:table-cell>
          <table:table-cell table:formula="of:=[.C72]*[.D72]*[.E72]" office:value-type="float" office:value="-125714.101970934" calcext:value-type="float">
            <text:p>-125714.101970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52.351147" calcext:value-type="float">
            <text:p>-52.351147</text:p>
          </table:table-cell>
          <table:table-cell office:value-type="float" office:value="221.251907" calcext:value-type="float">
            <text:p>221.251907</text:p>
          </table:table-cell>
          <table:table-cell office:value-type="float" office:value="16.687023" calcext:value-type="float">
            <text:p>16.687023</text:p>
          </table:table-cell>
          <table:table-cell table:number-columns-repeated="8"/>
          <table:table-cell table:formula="of:=SUM([.C73:.E73])" office:value-type="float" office:value="185.587783" calcext:value-type="float">
            <text:p>185.587783</text:p>
          </table:table-cell>
          <table:table-cell table:formula="of:=AVERAGE([.C73:.E73])" office:value-type="float" office:value="61.8625943333333" calcext:value-type="float">
            <text:p>61.8625943333333</text:p>
          </table:table-cell>
          <table:table-cell table:formula="of:=[.C73]*[.D73]*[.E73]" office:value-type="float" office:value="-193282.301613168" calcext:value-type="float">
            <text:p>-193282.301613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7.160309" calcext:value-type="float">
            <text:p>77.160309</text:p>
          </table:table-cell>
          <table:table-cell office:value-type="float" office:value="-161.70993" calcext:value-type="float">
            <text:p>-161.70993</text:p>
          </table:table-cell>
          <table:table-cell office:value-type="float" office:value="52.015266" calcext:value-type="float">
            <text:p>52.015266</text:p>
          </table:table-cell>
          <table:table-cell table:number-columns-repeated="8"/>
          <table:table-cell table:formula="of:=SUM([.C74:.E74])" office:value-type="float" office:value="-32.534355" calcext:value-type="float">
            <text:p>-32.534355</text:p>
          </table:table-cell>
          <table:table-cell table:formula="of:=AVERAGE([.C74:.E74])" office:value-type="float" office:value="-10.844785" calcext:value-type="float">
            <text:p>-10.844785</text:p>
          </table:table-cell>
          <table:table-cell table:formula="of:=[.C74]*[.D74]*[.E74]" office:value-type="float" office:value="-649025.067553715" calcext:value-type="float">
            <text:p>-649025.0675537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90.152672" calcext:value-type="float">
            <text:p>-90.152672</text:p>
          </table:table-cell>
          <table:table-cell office:value-type="float" office:value="-143.572525" calcext:value-type="float">
            <text:p>-143.572525</text:p>
          </table:table-cell>
          <table:table-cell office:value-type="float" office:value="-44.091602" calcext:value-type="float">
            <text:p>-44.091602</text:p>
          </table:table-cell>
          <table:table-cell table:number-columns-repeated="8"/>
          <table:table-cell table:formula="of:=SUM([.C75:.E75])" office:value-type="float" office:value="-277.816799" calcext:value-type="float">
            <text:p>-277.816799</text:p>
          </table:table-cell>
          <table:table-cell table:formula="of:=AVERAGE([.C75:.E75])" office:value-type="float" office:value="-92.6055996666667" calcext:value-type="float">
            <text:p>-92.6055996666667</text:p>
          </table:table-cell>
          <table:table-cell table:formula="of:=[.C75]*[.D75]*[.E75]" office:value-type="float" office:value="-570697.302809228" calcext:value-type="float">
            <text:p>-570697.302809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120.534348" calcext:value-type="float">
            <text:p>-120.534348</text:p>
          </table:table-cell>
          <table:table-cell office:value-type="float" office:value="216.335876" calcext:value-type="float">
            <text:p>216.335876</text:p>
          </table:table-cell>
          <table:table-cell office:value-type="float" office:value="-2.992366" calcext:value-type="float">
            <text:p>-2.992366</text:p>
          </table:table-cell>
          <table:table-cell table:number-columns-repeated="8"/>
          <table:table-cell table:formula="of:=SUM([.C76:.E76])" office:value-type="float" office:value="92.809162" calcext:value-type="float">
            <text:p>92.809162</text:p>
          </table:table-cell>
          <table:table-cell table:formula="of:=AVERAGE([.C76:.E76])" office:value-type="float" office:value="30.9363873333333" calcext:value-type="float">
            <text:p>30.9363873333333</text:p>
          </table:table-cell>
          <table:table-cell table:formula="of:=[.C76]*[.D76]*[.E76]" office:value-type="float" office:value="78028.6478386823" calcext:value-type="float">
            <text:p>78028.64783868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0.549622" calcext:value-type="float">
            <text:p>70.549622</text:p>
          </table:table-cell>
          <table:table-cell office:value-type="float" office:value="-250.122131" calcext:value-type="float">
            <text:p>-250.122131</text:p>
          </table:table-cell>
          <table:table-cell office:value-type="float" office:value="74.839691" calcext:value-type="float">
            <text:p>74.839691</text:p>
          </table:table-cell>
          <table:table-cell table:number-columns-repeated="8"/>
          <table:table-cell table:formula="of:=SUM([.C77:.E77])" office:value-type="float" office:value="-104.732818" calcext:value-type="float">
            <text:p>-104.732818</text:p>
          </table:table-cell>
          <table:table-cell table:formula="of:=AVERAGE([.C77:.E77])" office:value-type="float" office:value="-34.9109393333333" calcext:value-type="float">
            <text:p>-34.9109393333333</text:p>
          </table:table-cell>
          <table:table-cell table:formula="of:=[.C77]*[.D77]*[.E77]" office:value-type="float" office:value="-1320622.81858326" calcext:value-type="float">
            <text:p>-1320622.818583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76.748093" calcext:value-type="float">
            <text:p>-76.748093</text:p>
          </table:table-cell>
          <table:table-cell office:value-type="float" office:value="210.503815" calcext:value-type="float">
            <text:p>210.503815</text:p>
          </table:table-cell>
          <table:table-cell office:value-type="float" office:value="80.061066" calcext:value-type="float">
            <text:p>80.061066</text:p>
          </table:table-cell>
          <table:table-cell table:number-columns-repeated="8"/>
          <table:table-cell table:formula="of:=SUM([.C78:.E78])" office:value-type="float" office:value="213.816788" calcext:value-type="float">
            <text:p>213.816788</text:p>
          </table:table-cell>
          <table:table-cell table:formula="of:=AVERAGE([.C78:.E78])" office:value-type="float" office:value="71.2722626666667" calcext:value-type="float">
            <text:p>71.2722626666667</text:p>
          </table:table-cell>
          <table:table-cell table:formula="of:=[.C78]*[.D78]*[.E78]" office:value-type="float" office:value="-1293447.87766716" calcext:value-type="float">
            <text:p>-1293447.87766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49.0229" calcext:value-type="float">
            <text:p>-49.0229</text:p>
          </table:table-cell>
          <table:table-cell office:value-type="float" office:value="56.793892" calcext:value-type="float">
            <text:p>56.793892</text:p>
          </table:table-cell>
          <table:table-cell office:value-type="float" office:value="-0.564885" calcext:value-type="float">
            <text:p>-0.564885</text:p>
          </table:table-cell>
          <table:table-cell table:number-columns-repeated="8"/>
          <table:table-cell table:formula="of:=SUM([.C79:.E79])" office:value-type="float" office:value="7.206107" calcext:value-type="float">
            <text:p>7.206107</text:p>
          </table:table-cell>
          <table:table-cell table:formula="of:=AVERAGE([.C79:.E79])" office:value-type="float" office:value="2.40203566666667" calcext:value-type="float">
            <text:p>2.40203566666667</text:p>
          </table:table-cell>
          <table:table-cell table:formula="of:=[.C79]*[.D79]*[.E79]" office:value-type="float" office:value="1572.75354464351" calcext:value-type="float">
            <text:p>1572.75354464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1.51145" calcext:value-type="float">
            <text:p>-1.51145</text:p>
          </table:table-cell>
          <table:table-cell office:value-type="float" office:value="-250.122131" calcext:value-type="float">
            <text:p>-250.122131</text:p>
          </table:table-cell>
          <table:table-cell office:value-type="float" office:value="-121.099236" calcext:value-type="float">
            <text:p>-121.099236</text:p>
          </table:table-cell>
          <table:table-cell table:number-columns-repeated="8"/>
          <table:table-cell table:formula="of:=SUM([.C80:.E80])" office:value-type="float" office:value="-372.732817" calcext:value-type="float">
            <text:p>-372.732817</text:p>
          </table:table-cell>
          <table:table-cell table:formula="of:=AVERAGE([.C80:.E80])" office:value-type="float" office:value="-124.244272333333" calcext:value-type="float">
            <text:p>-124.244272333333</text:p>
          </table:table-cell>
          <table:table-cell table:formula="of:=[.C80]*[.D80]*[.E80]" office:value-type="float" office:value="-45781.2143644034" calcext:value-type="float">
            <text:p>-45781.2143644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274809" calcext:value-type="float">
            <text:p>0.274809</text:p>
          </table:table-cell>
          <table:table-cell office:value-type="float" office:value="178.931305" calcext:value-type="float">
            <text:p>178.931305</text:p>
          </table:table-cell>
          <table:table-cell office:value-type="float" office:value="11.679389" calcext:value-type="float">
            <text:p>11.679389</text:p>
          </table:table-cell>
          <table:table-cell table:number-columns-repeated="8"/>
          <table:table-cell table:formula="of:=SUM([.C81:.E81])" office:value-type="float" office:value="190.885503" calcext:value-type="float">
            <text:p>190.885503</text:p>
          </table:table-cell>
          <table:table-cell table:formula="of:=AVERAGE([.C81:.E81])" office:value-type="float" office:value="63.628501" calcext:value-type="float">
            <text:p>63.628501</text:p>
          </table:table-cell>
          <table:table-cell table:formula="of:=[.C81]*[.D81]*[.E81]" office:value-type="float" office:value="574.298133339241" calcext:value-type="float">
            <text:p>574.298133339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63.099236" calcext:value-type="float">
            <text:p>-63.099236</text:p>
          </table:table-cell>
          <table:table-cell office:value-type="float" office:value="53.068703" calcext:value-type="float">
            <text:p>53.068703</text:p>
          </table:table-cell>
          <table:table-cell office:value-type="float" office:value="37.480915" calcext:value-type="float">
            <text:p>37.480915</text:p>
          </table:table-cell>
          <table:table-cell table:number-columns-repeated="8"/>
          <table:table-cell table:formula="of:=SUM([.C82:.E82])" office:value-type="float" office:value="27.450382" calcext:value-type="float">
            <text:p>27.450382</text:p>
          </table:table-cell>
          <table:table-cell table:formula="of:=AVERAGE([.C82:.E82])" office:value-type="float" office:value="9.15012733333334" calcext:value-type="float">
            <text:p>9.15012733333334</text:p>
          </table:table-cell>
          <table:table-cell table:formula="of:=[.C82]*[.D82]*[.E82]" office:value-type="float" office:value="-125508.390127185" calcext:value-type="float">
            <text:p>-125508.3901271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0:56:23.354485967</meta:creation-date>
    <dc:date>2025-11-07T21:15:02.009228465</dc:date>
    <meta:editing-duration>PT8M12S</meta:editing-duration>
    <meta:editing-cycles>2</meta:editing-cycles>
    <meta:generator>LibreOffice/25.8.2.2$Linux_X86_64 LibreOffice_project/580$Build-2</meta:generator>
    <meta:document-statistic meta:table-count="1" meta:cell-count="6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4cm" svg:height="9.939cm" xlink:href=".." xlink:type="simple" chart:class="chart:scatter" chart:style-name="ch1">
        <chart:legend chart:legend-position="end" svg:x="16.138cm" svg:y="4.053cm" style:legend-expansion="high" chart:style-name="ch2"/>
        <chart:plot-area chart:style-name="ch3" svg:x="0.353cm" svg:y="0.198cm" svg:width="15.432cm" svg:height="9.543cm">
          <chart:coordinate-region svg:x="1.305cm" svg:y="0.437cm" svg:width="14.282cm" svg:height="9.0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2" chart:label-cell-address="Sheet1.C1:Sheet1.C1" chart:class="chart:scatter">
            <chart:domain table:cell-range-address="Sheet1.B2:Sheet1.B82"/>
            <chart:data-point chart:repeated="81"/>
          </chart:series>
          <chart:series chart:style-name="ch8" chart:values-cell-range-address="Sheet1.D2:Sheet1.D82" chart:label-cell-address="Sheet1.D1:Sheet1.D1" chart:class="chart:scatter">
            <chart:data-point chart:repeated="81"/>
          </chart:series>
          <chart:series chart:style-name="ch9" chart:values-cell-range-address="Sheet1.E2:Sheet1.E82" chart:label-cell-address="Sheet1.E1:Sheet1.E1" chart:class="chart:scatter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82</svg:desc>
                </draw:g>
              </table:table-cell>
              <table:table-cell office:value-type="float" office:value="-0.320611">
                <text:p>-0.320611</text:p>
                <draw:g>
                  <svg:desc>Sheet1.C2:Sheet1.C82</svg:desc>
                </draw:g>
              </table:table-cell>
              <table:table-cell office:value-type="float" office:value="0.045802">
                <text:p>0.045802</text:p>
                <draw:g>
                  <svg:desc>Sheet1.D2:Sheet1.D82</svg:desc>
                </draw:g>
              </table:table-cell>
              <table:table-cell office:value-type="float" office:value="0.091603">
                <text:p>0.091603</text:p>
                <draw:g>
                  <svg:desc>Sheet1.E2:Sheet1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70229">
                <text:p>-0.70229</text:p>
              </table:table-cell>
              <table:table-cell office:value-type="float" office:value="-0.137405">
                <text:p>-0.137405</text:p>
              </table:table-cell>
              <table:table-cell office:value-type="float" office:value="-0.061069">
                <text:p>-0.06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137405">
                <text:p>-0.137405</text:p>
              </table:table-cell>
              <table:table-cell office:value-type="float" office:value="0.122137">
                <text:p>0.122137</text:p>
              </table:table-cell>
              <table:table-cell office:value-type="float" office:value="0.229008">
                <text:p>0.229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320611">
                <text:p>-0.320611</text:p>
              </table:table-cell>
              <table:table-cell office:value-type="float" office:value="-0.030534">
                <text:p>-0.030534</text:p>
              </table:table-cell>
              <table:table-cell office:value-type="float" office:value="0.091603">
                <text:p>0.091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396947">
                <text:p>-0.396947</text:p>
              </table:table-cell>
              <table:table-cell office:value-type="float" office:value="0.015267">
                <text:p>0.015267</text:p>
              </table:table-cell>
              <table:table-cell office:value-type="float" office:value="0.091603">
                <text:p>0.091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152672">
                <text:p>-0.152672</text:p>
              </table:table-cell>
              <table:table-cell office:value-type="float" office:value="0.015267">
                <text:p>0.015267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290076">
                <text:p>-0.290076</text:p>
              </table:table-cell>
              <table:table-cell office:value-type="float" office:value="-0.122137">
                <text:p>-0.122137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5267">
                <text:p>0.015267</text:p>
              </table:table-cell>
              <table:table-cell office:value-type="float" office:value="-0.030534">
                <text:p>-0.030534</text:p>
              </table:table-cell>
              <table:table-cell office:value-type="float" office:value="0.274809">
                <text:p>0.274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274809">
                <text:p>-0.274809</text:p>
              </table:table-cell>
              <table:table-cell office:value-type="float" office:value="-0.045802">
                <text:p>-0.045802</text:p>
              </table:table-cell>
              <table:table-cell office:value-type="float" office:value="0.137405">
                <text:p>0.137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274809">
                <text:p>-0.274809</text:p>
              </table:table-cell>
              <table:table-cell office:value-type="float" office:value="-0.030534">
                <text:p>-0.030534</text:p>
              </table:table-cell>
              <table:table-cell office:value-type="float" office:value="0.137405">
                <text:p>0.137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320611">
                <text:p>-0.320611</text:p>
              </table:table-cell>
              <table:table-cell office:value-type="float" office:value="-0.259542">
                <text:p>-0.259542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198473">
                <text:p>-0.198473</text:p>
              </table:table-cell>
              <table:table-cell office:value-type="float" office:value="-0.122137">
                <text:p>-0.122137</text:p>
              </table:table-cell>
              <table:table-cell office:value-type="float" office:value="-0.015267">
                <text:p>-0.015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396947">
                <text:p>-0.396947</text:p>
              </table:table-cell>
              <table:table-cell office:value-type="float" office:value="-0.015267">
                <text:p>-0.015267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549618">
                <text:p>-0.549618</text:p>
              </table:table-cell>
              <table:table-cell office:value-type="float" office:value="-0.10687">
                <text:p>-0.10687</text:p>
              </table:table-cell>
              <table:table-cell office:value-type="float" office:value="-0.274809">
                <text:p>-0.274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549618">
                <text:p>-0.549618</text:p>
              </table:table-cell>
              <table:table-cell office:value-type="float" office:value="-0.076336">
                <text:p>-0.076336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21374">
                <text:p>-0.21374</text:p>
              </table:table-cell>
              <table:table-cell office:value-type="float" office:value="-0.061069">
                <text:p>-0.061069</text:p>
              </table:table-cell>
              <table:table-cell office:value-type="float" office:value="0.152672">
                <text:p>0.152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351145">
                <text:p>-0.351145</text:p>
              </table:table-cell>
              <table:table-cell office:value-type="float" office:value="0.030534">
                <text:p>0.030534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396947">
                <text:p>-0.396947</text:p>
              </table:table-cell>
              <table:table-cell office:value-type="float" office:value="-0.030534">
                <text:p>-0.030534</text:p>
              </table:table-cell>
              <table:table-cell office:value-type="float" office:value="0.091603">
                <text:p>0.091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274809">
                <text:p>-0.274809</text:p>
              </table:table-cell>
              <table:table-cell office:value-type="float" office:value="0.030534">
                <text:p>0.030534</text:p>
              </table:table-cell>
              <table:table-cell office:value-type="float" office:value="0.030534">
                <text:p>0.030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244275">
                <text:p>-0.244275</text:p>
              </table:table-cell>
              <table:table-cell office:value-type="float" office:value="-0.167939">
                <text:p>-0.167939</text:p>
              </table:table-cell>
              <table:table-cell office:value-type="float" office:value="0.030534">
                <text:p>0.030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656489">
                <text:p>-0.656489</text:p>
              </table:table-cell>
              <table:table-cell office:value-type="float" office:value="-0.381679">
                <text:p>-0.381679</text:p>
              </table:table-cell>
              <table:table-cell office:value-type="float" office:value="-0.076336">
                <text:p>-0.076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137405">
                <text:p>-0.137405</text:p>
              </table:table-cell>
              <table:table-cell office:value-type="float" office:value="0.122137">
                <text:p>0.122137</text:p>
              </table:table-cell>
              <table:table-cell office:value-type="float" office:value="0.10687">
                <text:p>0.10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396947">
                <text:p>-0.396947</text:p>
              </table:table-cell>
              <table:table-cell office:value-type="float" office:value="-0.122137">
                <text:p>-0.122137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61069">
                <text:p>-0.061069</text:p>
              </table:table-cell>
              <table:table-cell office:value-type="float" office:value="-0.244275">
                <text:p>-0.244275</text:p>
              </table:table-cell>
              <table:table-cell office:value-type="float" office:value="0.015267">
                <text:p>0.015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320611">
                <text:p>-0.320611</text:p>
              </table:table-cell>
              <table:table-cell office:value-type="float" office:value="-0.030534">
                <text:p>-0.030534</text:p>
              </table:table-cell>
              <table:table-cell office:value-type="float" office:value="0.122137">
                <text:p>0.122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335878">
                <text:p>-0.335878</text:p>
              </table:table-cell>
              <table:table-cell office:value-type="float" office:value="-0.122137">
                <text:p>-0.122137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274809">
                <text:p>-0.274809</text:p>
              </table:table-cell>
              <table:table-cell office:value-type="float" office:value="0">
                <text:p>0</text:p>
              </table:table-cell>
              <table:table-cell office:value-type="float" office:value="0.061069">
                <text:p>0.061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519084">
                <text:p>-0.519084</text:p>
              </table:table-cell>
              <table:table-cell office:value-type="float" office:value="-0.778626">
                <text:p>-0.778626</text:p>
              </table:table-cell>
              <table:table-cell office:value-type="float" office:value="-0.656489">
                <text:p>-0.656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274809">
                <text:p>-0.274809</text:p>
              </table:table-cell>
              <table:table-cell office:value-type="float" office:value="-0.10687">
                <text:p>-0.10687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381679">
                <text:p>-0.381679</text:p>
              </table:table-cell>
              <table:table-cell office:value-type="float" office:value="-0.122137">
                <text:p>-0.122137</text:p>
              </table:table-cell>
              <table:table-cell office:value-type="float" office:value="-0.015267">
                <text:p>-0.015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21374">
                <text:p>-0.21374</text:p>
              </table:table-cell>
              <table:table-cell office:value-type="float" office:value="-0.10687">
                <text:p>-0.10687</text:p>
              </table:table-cell>
              <table:table-cell office:value-type="float" office:value="-0.045802">
                <text:p>-0.045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167939">
                <text:p>-0.167939</text:p>
              </table:table-cell>
              <table:table-cell office:value-type="float" office:value="-0.442748">
                <text:p>-0.442748</text:p>
              </table:table-cell>
              <table:table-cell office:value-type="float" office:value="0.152672">
                <text:p>0.152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396947">
                <text:p>-0.396947</text:p>
              </table:table-cell>
              <table:table-cell office:value-type="float" office:value="-0.076336">
                <text:p>-0.076336</text:p>
              </table:table-cell>
              <table:table-cell office:value-type="float" office:value="0.152672">
                <text:p>0.152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946565">
                <text:p>-0.946565</text:p>
              </table:table-cell>
              <table:table-cell office:value-type="float" office:value="-0.045802">
                <text:p>-0.045802</text:p>
              </table:table-cell>
              <table:table-cell office:value-type="float" office:value="-0.076336">
                <text:p>-0.076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335878">
                <text:p>-0.335878</text:p>
              </table:table-cell>
              <table:table-cell office:value-type="float" office:value="0.045802">
                <text:p>0.045802</text:p>
              </table:table-cell>
              <table:table-cell office:value-type="float" office:value="-0.21374">
                <text:p>-0.21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381679">
                <text:p>-0.381679</text:p>
              </table:table-cell>
              <table:table-cell office:value-type="float" office:value="-0.122137">
                <text:p>-0.122137</text:p>
              </table:table-cell>
              <table:table-cell office:value-type="float" office:value="0.122137">
                <text:p>0.122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91603">
                <text:p>-0.091603</text:p>
              </table:table-cell>
              <table:table-cell office:value-type="float" office:value="0.259542">
                <text:p>0.259542</text:p>
              </table:table-cell>
              <table:table-cell office:value-type="float" office:value="0.137405">
                <text:p>0.137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229008">
                <text:p>-0.229008</text:p>
              </table:table-cell>
              <table:table-cell office:value-type="float" office:value="-0.122137">
                <text:p>-0.122137</text:p>
              </table:table-cell>
              <table:table-cell office:value-type="float" office:value="0.061069">
                <text:p>0.0610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59542">
                <text:p>-0.59542</text:p>
              </table:table-cell>
              <table:table-cell office:value-type="float" office:value="-0.442748">
                <text:p>-0.442748</text:p>
              </table:table-cell>
              <table:table-cell office:value-type="float" office:value="0.045802">
                <text:p>0.045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76336">
                <text:p>-0.076336</text:p>
              </table:table-cell>
              <table:table-cell office:value-type="float" office:value="0.091603">
                <text:p>0.091603</text:p>
              </table:table-cell>
              <table:table-cell office:value-type="float" office:value="0.122137">
                <text:p>0.122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366412">
                <text:p>-0.366412</text:p>
              </table:table-cell>
              <table:table-cell office:value-type="float" office:value="-0.10687">
                <text:p>-0.10687</text:p>
              </table:table-cell>
              <table:table-cell office:value-type="float" office:value="0.091603">
                <text:p>0.091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7.969465">
                <text:p>-17.969465</text:p>
              </table:table-cell>
              <table:table-cell office:value-type="float" office:value="10.748092">
                <text:p>10.748092</text:p>
              </table:table-cell>
              <table:table-cell office:value-type="float" office:value="0.076336">
                <text:p>0.076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18321">
                <text:p>3.618321</text:p>
              </table:table-cell>
              <table:table-cell office:value-type="float" office:value="250.129776">
                <text:p>250.129776</text:p>
              </table:table-cell>
              <table:table-cell office:value-type="float" office:value="89.114502">
                <text:p>89.114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.938931">
                <text:p>23.938931</text:p>
              </table:table-cell>
              <table:table-cell office:value-type="float" office:value="24.732824">
                <text:p>24.732824</text:p>
              </table:table-cell>
              <table:table-cell office:value-type="float" office:value="10.80916">
                <text:p>10.80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84.030533">
                <text:p>-84.030533</text:p>
              </table:table-cell>
              <table:table-cell office:value-type="float" office:value="116.671753">
                <text:p>116.671753</text:p>
              </table:table-cell>
              <table:table-cell office:value-type="float" office:value="-32.763359">
                <text:p>-32.763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2.38168">
                <text:p>32.38168</text:p>
              </table:table-cell>
              <table:table-cell office:value-type="float" office:value="-125.419846">
                <text:p>-125.419846</text:p>
              </table:table-cell>
              <table:table-cell office:value-type="float" office:value="-24.274809">
                <text:p>-24.274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3.709924">
                <text:p>-3.709924</text:p>
              </table:table-cell>
              <table:table-cell office:value-type="float" office:value="49.068703">
                <text:p>49.068703</text:p>
              </table:table-cell>
              <table:table-cell office:value-type="float" office:value="0.320611">
                <text:p>0.3206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2.96183">
                <text:p>72.96183</text:p>
              </table:table-cell>
              <table:table-cell office:value-type="float" office:value="-41.511452">
                <text:p>-41.511452</text:p>
              </table:table-cell>
              <table:table-cell office:value-type="float" office:value="65.572517">
                <text:p>65.572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.862596">
                <text:p>7.862596</text:p>
              </table:table-cell>
              <table:table-cell office:value-type="float" office:value="-46.519085">
                <text:p>-46.519085</text:p>
              </table:table-cell>
              <table:table-cell office:value-type="float" office:value="-2.992366">
                <text:p>-2.992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587786">
                <text:p>-1.587786</text:p>
              </table:table-cell>
              <table:table-cell office:value-type="float" office:value="-17.541985">
                <text:p>-17.541985</text:p>
              </table:table-cell>
              <table:table-cell office:value-type="float" office:value="-2.824427">
                <text:p>-2.824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52.580154">
                <text:p>-52.580154</text:p>
              </table:table-cell>
              <table:table-cell office:value-type="float" office:value="60.076336">
                <text:p>60.076336</text:p>
              </table:table-cell>
              <table:table-cell office:value-type="float" office:value="21.908398">
                <text:p>21.908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5.969465">
                <text:p>-15.969465</text:p>
              </table:table-cell>
              <table:table-cell office:value-type="float" office:value="50.167938">
                <text:p>50.167938</text:p>
              </table:table-cell>
              <table:table-cell office:value-type="float" office:value="14.351145">
                <text:p>14.351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4.030533">
                <text:p>104.030533</text:p>
              </table:table-cell>
              <table:table-cell office:value-type="float" office:value="-93.114502">
                <text:p>-93.114502</text:p>
              </table:table-cell>
              <table:table-cell office:value-type="float" office:value="-22.061069">
                <text:p>-22.0610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7.633587">
                <text:p>-17.633587</text:p>
              </table:table-cell>
              <table:table-cell office:value-type="float" office:value="-8.396947">
                <text:p>-8.396947</text:p>
              </table:table-cell>
              <table:table-cell office:value-type="float" office:value="-2.656489">
                <text:p>-2.656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4.931297">
                <text:p>24.931297</text:p>
              </table:table-cell>
              <table:table-cell office:value-type="float" office:value="12.167939">
                <text:p>12.167939</text:p>
              </table:table-cell>
              <table:table-cell office:value-type="float" office:value="-7.496183">
                <text:p>-7.496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9.267176">
                <text:p>-9.267176</text:p>
              </table:table-cell>
              <table:table-cell office:value-type="float" office:value="-25.984734">
                <text:p>-25.984734</text:p>
              </table:table-cell>
              <table:table-cell office:value-type="float" office:value="-8.625955">
                <text:p>-8.625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0.824428">
                <text:p>-10.824428</text:p>
              </table:table-cell>
              <table:table-cell office:value-type="float" office:value="34.65649">
                <text:p>34.65649</text:p>
              </table:table-cell>
              <table:table-cell office:value-type="float" office:value="11.709924">
                <text:p>11.7099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.61832">
                <text:p>7.61832</text:p>
              </table:table-cell>
              <table:table-cell office:value-type="float" office:value="-31.038168">
                <text:p>-31.038168</text:p>
              </table:table-cell>
              <table:table-cell office:value-type="float" office:value="-4.076336">
                <text:p>-4.076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4.229008">
                <text:p>-4.229008</text:p>
              </table:table-cell>
              <table:table-cell office:value-type="float" office:value="-11.816793">
                <text:p>-11.816793</text:p>
              </table:table-cell>
              <table:table-cell office:value-type="float" office:value="-1.053435">
                <text:p>-1.053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1.709923">
                <text:p>81.709923</text:p>
              </table:table-cell>
              <table:table-cell office:value-type="float" office:value="48.763359">
                <text:p>48.763359</text:p>
              </table:table-cell>
              <table:table-cell office:value-type="float" office:value="-28.839695">
                <text:p>-28.8396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.748091">
                <text:p>-30.748091</text:p>
              </table:table-cell>
              <table:table-cell office:value-type="float" office:value="13.343512">
                <text:p>13.343512</text:p>
              </table:table-cell>
              <table:table-cell office:value-type="float" office:value="15.664123">
                <text:p>15.664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7.175573">
                <text:p>-17.175573</text:p>
              </table:table-cell>
              <table:table-cell office:value-type="float" office:value="34.290077">
                <text:p>34.290077</text:p>
              </table:table-cell>
              <table:table-cell office:value-type="float" office:value="0.70229">
                <text:p>0.70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2.870232">
                <text:p>82.870232</text:p>
              </table:table-cell>
              <table:table-cell office:value-type="float" office:value="3.816794">
                <text:p>3.816794</text:p>
              </table:table-cell>
              <table:table-cell office:value-type="float" office:value="-9.984733">
                <text:p>-9.984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6.305344">
                <text:p>-16.305344</text:p>
              </table:table-cell>
              <table:table-cell office:value-type="float" office:value="23.694656">
                <text:p>23.694656</text:p>
              </table:table-cell>
              <table:table-cell office:value-type="float" office:value="15.221375">
                <text:p>15.221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358779">
                <text:p>-1.358779</text:p>
              </table:table-cell>
              <table:table-cell office:value-type="float" office:value="1.78626">
                <text:p>1.78626</text:p>
              </table:table-cell>
              <table:table-cell office:value-type="float" office:value="-5.053435">
                <text:p>-5.053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1.587786">
                <text:p>-21.587786</text:p>
              </table:table-cell>
              <table:table-cell office:value-type="float" office:value="25.603054">
                <text:p>25.603054</text:p>
              </table:table-cell>
              <table:table-cell office:value-type="float" office:value="6.38168">
                <text:p>6.38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908397">
                <text:p>1.908397</text:p>
              </table:table-cell>
              <table:table-cell office:value-type="float" office:value="-4.992366">
                <text:p>-4.992366</text:p>
              </table:table-cell>
              <table:table-cell office:value-type="float" office:value="16.396946">
                <text:p>16.396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0.732824">
                <text:p>-10.732824</text:p>
              </table:table-cell>
              <table:table-cell office:value-type="float" office:value="4.045802">
                <text:p>4.045802</text:p>
              </table:table-cell>
              <table:table-cell office:value-type="float" office:value="-7.877862">
                <text:p>-7.877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.053434">
                <text:p>19.053434</text:p>
              </table:table-cell>
              <table:table-cell office:value-type="float" office:value="-45.251907">
                <text:p>-45.251907</text:p>
              </table:table-cell>
              <table:table-cell office:value-type="float" office:value="12.564885">
                <text:p>12.5648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1.740458">
                <text:p>-21.740458</text:p>
              </table:table-cell>
              <table:table-cell office:value-type="float" office:value="-45.282444">
                <text:p>-45.282444</text:p>
              </table:table-cell>
              <table:table-cell office:value-type="float" office:value="-26.305344">
                <text:p>-26.305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.587784">
                <text:p>85.587784</text:p>
              </table:table-cell>
              <table:table-cell office:value-type="float" office:value="-35.938931">
                <text:p>-35.938931</text:p>
              </table:table-cell>
              <table:table-cell office:value-type="float" office:value="40.870228">
                <text:p>40.870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52.351147">
                <text:p>-52.351147</text:p>
              </table:table-cell>
              <table:table-cell office:value-type="float" office:value="221.251907">
                <text:p>221.251907</text:p>
              </table:table-cell>
              <table:table-cell office:value-type="float" office:value="16.687023">
                <text:p>16.6870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7.160309">
                <text:p>77.160309</text:p>
              </table:table-cell>
              <table:table-cell office:value-type="float" office:value="-161.70993">
                <text:p>-161.70993</text:p>
              </table:table-cell>
              <table:table-cell office:value-type="float" office:value="52.015266">
                <text:p>52.015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90.152672">
                <text:p>-90.152672</text:p>
              </table:table-cell>
              <table:table-cell office:value-type="float" office:value="-143.572525">
                <text:p>-143.572525</text:p>
              </table:table-cell>
              <table:table-cell office:value-type="float" office:value="-44.091602">
                <text:p>-44.091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20.534348">
                <text:p>-120.534348</text:p>
              </table:table-cell>
              <table:table-cell office:value-type="float" office:value="216.335876">
                <text:p>216.335876</text:p>
              </table:table-cell>
              <table:table-cell office:value-type="float" office:value="-2.992366">
                <text:p>-2.992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0.549622">
                <text:p>70.549622</text:p>
              </table:table-cell>
              <table:table-cell office:value-type="float" office:value="-250.122131">
                <text:p>-250.122131</text:p>
              </table:table-cell>
              <table:table-cell office:value-type="float" office:value="74.839691">
                <text:p>74.839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76.748093">
                <text:p>-76.748093</text:p>
              </table:table-cell>
              <table:table-cell office:value-type="float" office:value="210.503815">
                <text:p>210.503815</text:p>
              </table:table-cell>
              <table:table-cell office:value-type="float" office:value="80.061066">
                <text:p>80.061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49.0229">
                <text:p>-49.0229</text:p>
              </table:table-cell>
              <table:table-cell office:value-type="float" office:value="56.793892">
                <text:p>56.793892</text:p>
              </table:table-cell>
              <table:table-cell office:value-type="float" office:value="-0.564885">
                <text:p>-0.564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51145">
                <text:p>-1.51145</text:p>
              </table:table-cell>
              <table:table-cell office:value-type="float" office:value="-250.122131">
                <text:p>-250.122131</text:p>
              </table:table-cell>
              <table:table-cell office:value-type="float" office:value="-121.099236">
                <text:p>-121.099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74809">
                <text:p>0.274809</text:p>
              </table:table-cell>
              <table:table-cell office:value-type="float" office:value="178.931305">
                <text:p>178.931305</text:p>
              </table:table-cell>
              <table:table-cell office:value-type="float" office:value="11.679389">
                <text:p>11.679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63.099236">
                <text:p>-63.099236</text:p>
              </table:table-cell>
              <table:table-cell office:value-type="float" office:value="53.068703">
                <text:p>53.068703</text:p>
              </table:table-cell>
              <table:table-cell office:value-type="float" office:value="37.480915">
                <text:p>37.480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